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CYR" svg:font-family="Times New Roman CYR"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P6" style:parent-style-name="ContentsHeading" style:family="paragraph">
      <style:paragraph-properties>
        <style:tab-stops>
          <style:tab-stop style:type="right" style:leader-style="dotted" style:leader-text="." style:position="6.7284in"/>
        </style:tab-stops>
      </style:paragraph-properties>
    </style:style>
    <style:style style:name="P7" style:parent-style-name="Heading1" style:family="paragraph">
      <style:paragraph-properties fo:text-align="center"/>
    </style:style>
    <style:style style:name="P8" style:parent-style-name="Heading1" style:family="paragraph">
      <style:paragraph-properties fo:text-align="center"/>
    </style:style>
    <style:style style:name="P9" style:parent-style-name="Heading1" style:family="paragraph">
      <style:paragraph-properties fo:text-align="center"/>
    </style:style>
    <style:style style:name="P10" style:parent-style-name="Heading1" style:family="paragraph">
      <style:paragraph-properties fo:text-align="center"/>
    </style:style>
    <style:style style:name="P11" style:parent-style-name="Heading1" style:family="paragraph">
      <style:paragraph-properties fo:text-align="center"/>
    </style:style>
    <style:style style:name="P12" style:parent-style-name="Heading1" style:family="paragraph">
      <style:paragraph-properties fo:text-align="center"/>
    </style:style>
    <style:style style:name="P13" style:parent-style-name="Heading1" style:family="paragraph">
      <style:paragraph-properties fo:text-align="center"/>
      <style:text-properties fo:font-weight="normal" style:font-weight-asian="normal" style:font-weight-complex="normal"/>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Heading1" style:family="paragraph">
      <style:paragraph-properties fo:text-align="center"/>
    </style:style>
    <style:style style:name="P21" style:parent-style-name="Standard" style:family="paragraph">
      <style:paragraph-properties fo:text-align="justify" fo:margin-bottom="0.1388in" fo:line-height="115%"/>
      <style:text-properties style:font-name="Times New Roman" fo:font-size="14pt" style:font-size-asian="14pt" style:font-size-complex="14pt"/>
    </style:style>
    <style:style style:name="P22" style:parent-style-name="Standard" style:family="paragraph">
      <style:paragraph-properties fo:text-align="justify" fo:margin-bottom="0.1388in" fo:line-height="115%"/>
      <style:text-properties style:font-name="Times New Roman" fo:font-size="14pt" style:font-size-asian="14pt" style:font-size-complex="14pt"/>
    </style:style>
    <style:style style:name="P23" style:parent-style-name="Standard" style:family="paragraph">
      <style:paragraph-properties fo:text-align="justify" fo:margin-bottom="0.1388in" fo:line-height="115%"/>
    </style:style>
    <style:style style:name="T24" style:parent-style-name="Основнойшрифтабзаца" style:family="text">
      <style:text-properties style:font-name="Times New Roman" fo:font-size="14pt" style:font-size-asian="14pt" style:font-size-complex="14pt"/>
    </style:style>
    <style:style style:name="T25" style:parent-style-name="Основнойшрифтабзаца" style:family="text">
      <style:text-properties style:font-name="Times New Roman" fo:font-size="14pt" style:font-size-asian="14pt" style:font-size-complex="14pt"/>
    </style:style>
    <style:style style:name="T2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7" style:parent-style-name="Основнойшрифтабзаца" style:family="text">
      <style:text-properties style:font-name="Times New Roman" fo:font-size="14pt" style:font-size-asian="14pt" style:font-size-complex="14pt"/>
    </style:style>
    <style:style style:name="T28" style:parent-style-name="Основнойшрифтабзаца" style:family="text">
      <style:text-properties style:font-name="Times New Roman" fo:font-size="14pt" style:font-size-asian="14pt" style:font-size-complex="14pt"/>
    </style:style>
    <style:style style:name="P29"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30"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31"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32" style:parent-style-name="Heading1" style:family="paragraph">
      <style:paragraph-properties fo:text-align="center"/>
    </style:style>
    <style:style style:name="T33" style:parent-style-name="Основнойшрифтабзаца" style:family="text">
      <style:text-properties style:font-name-asian="Times New Roman" style:font-name-complex="Times New Roman" fo:language="en" fo:country="US"/>
    </style:style>
    <style:style style:name="T34" style:parent-style-name="Основнойшрифтабзаца" style:family="text">
      <style:text-properties style:font-name-asian="Times New Roman" style:font-name-complex="Times New Roman"/>
    </style:style>
    <style:style style:name="P35" style:parent-style-name="Heading3" style:family="paragraph">
      <style:paragraph-properties fo:text-align="center"/>
    </style:style>
    <style:style style:name="P36" style:parent-style-name="Standard" style:family="paragraph">
      <style:paragraph-properties fo:text-align="justify" fo:margin-bottom="0.1388in" fo:line-height="115%"/>
    </style:style>
    <style:style style:name="T3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8" style:parent-style-name="Основнойшрифтабзаца" style:family="text">
      <style:text-properties style:font-name="Times New Roman" fo:font-size="14pt" style:font-size-asian="14pt" style:font-size-complex="14pt"/>
    </style:style>
    <style:style style:name="T3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0" style:parent-style-name="Основнойшрифтабзаца" style:family="text">
      <style:text-properties style:font-name="Times New Roman" fo:font-size="14pt" style:font-size-asian="14pt" style:font-size-complex="14pt"/>
    </style:style>
    <style:style style:name="T4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3" style:parent-style-name="Основнойшрифтабзаца" style:family="text">
      <style:text-properties style:font-name="Times New Roman" fo:font-size="14pt" style:font-size-asian="14pt" style:font-size-complex="14pt"/>
    </style:style>
    <style:style style:name="T4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6" style:parent-style-name="Основнойшрифтабзаца" style:family="text">
      <style:text-properties style:font-name="Times New Roman" fo:font-size="14pt" style:font-size-asian="14pt" style:font-size-complex="14pt"/>
    </style:style>
    <style:style style:name="T4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8" style:parent-style-name="Основнойшрифтабзаца" style:family="text">
      <style:text-properties style:font-name="Times New Roman" fo:font-size="14pt" style:font-size-asian="14pt" style:font-size-complex="14pt"/>
    </style:style>
    <style:style style:name="T4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50" style:parent-style-name="Standard" style:family="paragraph">
      <style:paragraph-properties fo:text-align="justify" fo:margin-bottom="0.1388in" fo:line-height="115%"/>
    </style:style>
    <style:style style:name="T5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52" style:parent-style-name="Основнойшрифтабзаца" style:family="text">
      <style:text-properties style:font-name="Times New Roman" fo:font-size="14pt" style:font-size-asian="14pt" style:font-size-complex="14pt"/>
    </style:style>
    <style:style style:name="T5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5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55" style:parent-style-name="Standard" style:family="paragraph">
      <style:paragraph-properties fo:text-align="justify" fo:margin-bottom="0.1388in" fo:line-height="115%"/>
    </style:style>
    <style:style style:name="T5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57" style:parent-style-name="Основнойшрифтабзаца" style:family="text">
      <style:text-properties style:font-name="Times New Roman" fo:font-size="14pt" style:font-size-asian="14pt" style:font-size-complex="14pt"/>
    </style:style>
    <style:style style:name="T5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5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60"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61"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62"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63" style:parent-style-name="Standard" style:family="paragraph">
      <style:paragraph-properties fo:text-align="justify" fo:margin-bottom="0.1388in" fo:line-height="115%"/>
    </style:style>
    <style:style style:name="T6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65" style:parent-style-name="Основнойшрифтабзаца" style:family="text">
      <style:text-properties style:font-name="Times New Roman" fo:font-size="14pt" style:font-size-asian="14pt" style:font-size-complex="14pt"/>
    </style:style>
    <style:style style:name="T6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67" style:parent-style-name="Основнойшрифтабзаца" style:family="text">
      <style:text-properties style:font-name="Times New Roman" fo:font-size="14pt" style:font-size-asian="14pt" style:font-size-complex="14pt"/>
    </style:style>
    <style:style style:name="T6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6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70"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71" style:parent-style-name="Standard" style:family="paragraph">
      <style:paragraph-properties fo:text-align="justify" fo:margin-bottom="0.1388in" fo:line-height="115%"/>
    </style:style>
    <style:style style:name="T7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73" style:parent-style-name="Основнойшрифтабзаца" style:family="text">
      <style:text-properties style:font-name="Times New Roman" fo:font-size="14pt" style:font-size-asian="14pt" style:font-size-complex="14pt"/>
    </style:style>
    <style:style style:name="P74" style:parent-style-name="Standard" style:family="paragraph">
      <style:paragraph-properties fo:text-align="justify" fo:margin-bottom="0.1388in" fo:line-height="115%"/>
    </style:style>
    <style:style style:name="T7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76" style:parent-style-name="Основнойшрифтабзаца" style:family="text">
      <style:text-properties style:font-name="Times New Roman" fo:font-size="14pt" style:font-size-asian="14pt" style:font-size-complex="14pt"/>
    </style:style>
    <style:style style:name="T7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78"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79"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80"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81"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82"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83" style:parent-style-name="Heading3" style:family="paragraph">
      <style:paragraph-properties fo:text-align="center"/>
    </style:style>
    <style:style style:name="P84"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85" style:parent-style-name="Standard" style:family="paragraph">
      <style:paragraph-properties fo:text-align="justify" fo:margin-bottom="0.1388in"/>
    </style:style>
    <style:style style:name="T86"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87"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style>
    <style:style style:name="P88" style:parent-style-name="Standard" style:family="paragraph">
      <style:paragraph-properties fo:text-align="justify" fo:margin-bottom="0.1388in"/>
    </style:style>
    <style:style style:name="T89" style:parent-style-name="Основнойшрифтабзаца" style:family="text">
      <style:text-properties fo:font-size="14pt" style:font-size-asian="14pt" style:font-size-complex="14pt"/>
    </style:style>
    <style:style style:name="T90" style:parent-style-name="Основнойшрифтабзаца" style:family="text">
      <style:text-properties fo:font-size="14pt" style:font-size-asian="14pt" style:font-size-complex="14pt"/>
    </style:style>
    <style:style style:name="P91" style:parent-style-name="Standard" style:family="paragraph">
      <style:paragraph-properties fo:text-align="justify" fo:margin-bottom="0.1388in"/>
      <style:text-properties fo:font-size="14pt" style:font-size-asian="14pt" style:font-size-complex="14pt"/>
    </style:style>
    <style:style style:name="P92" style:parent-style-name="Standard" style:family="paragraph">
      <style:paragraph-properties fo:text-align="justify" fo:margin-bottom="0.1388in"/>
      <style:text-properties fo:font-size="14pt" style:font-size-asian="14pt" style:font-size-complex="14pt"/>
    </style:style>
    <style:style style:name="P93" style:parent-style-name="Standard" style:family="paragraph">
      <style:paragraph-properties fo:text-align="justify" fo:margin-bottom="0.1388in"/>
      <style:text-properties style:font-name="Times New Roman" fo:font-size="14pt" style:font-size-asian="14pt" style:font-size-complex="14pt"/>
    </style:style>
    <style:style style:name="P94"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95"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96"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97" style:parent-style-name="Heading1" style:family="paragraph">
      <style:paragraph-properties fo:text-align="center"/>
    </style:style>
    <style:style style:name="T98" style:parent-style-name="Основнойшрифтабзаца" style:family="text">
      <style:text-properties style:font-name-asian="Times New Roman" style:font-name-complex="Times New Roman" fo:language="en" fo:country="US"/>
    </style:style>
    <style:style style:name="T99" style:parent-style-name="Основнойшрифтабзаца" style:family="text">
      <style:text-properties style:font-name-asian="Times New Roman" style:font-name-complex="Times New Roman"/>
    </style:style>
    <style:style style:name="P100" style:parent-style-name="Heading3" style:family="paragraph">
      <style:paragraph-properties fo:text-align="center"/>
    </style:style>
    <style:style style:name="T101" style:parent-style-name="Основнойшрифтабзаца" style:family="text">
      <style:text-properties style:font-name-asian="Times New Roman" style:font-name-complex="Times New Roman"/>
    </style:style>
    <style:style style:name="T102" style:parent-style-name="Основнойшрифтабзаца" style:family="text">
      <style:text-properties style:font-name-asian="Times New Roman" style:font-name-complex="Times New Roman"/>
    </style:style>
    <style:style style:name="P103" style:parent-style-name="Standard" style:family="paragraph">
      <style:paragraph-properties fo:text-align="justify" fo:margin-bottom="0.1388in" fo:line-height="115%"/>
    </style:style>
    <style:style style:name="T104" style:parent-style-name="Основнойшрифтабзаца" style:family="text">
      <style:text-properties style:font-name="Times New Roman" fo:font-size="14pt" style:font-size-asian="14pt" style:font-size-complex="14pt"/>
    </style:style>
    <style:style style:name="T10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06" style:parent-style-name="Основнойшрифтабзаца" style:family="text">
      <style:text-properties style:font-name="Times New Roman" fo:font-size="14pt" style:font-size-asian="14pt" style:font-size-complex="14pt"/>
    </style:style>
    <style:style style:name="T107" style:parent-style-name="Основнойшрифтабзаца" style:family="text">
      <style:text-properties style:font-name="Times New Roman" fo:font-size="14pt" style:font-size-asian="14pt" style:font-size-complex="14pt"/>
    </style:style>
    <style:style style:name="P108" style:parent-style-name="Standard" style:family="paragraph">
      <style:paragraph-properties fo:text-align="justify" fo:margin-bottom="0.1388in" fo:line-height="115%"/>
      <style:text-properties style:font-name="Times New Roman" fo:font-size="14pt" style:font-size-asian="14pt" style:font-size-complex="14pt"/>
    </style:style>
    <style:style style:name="P109" style:parent-style-name="Standard" style:family="paragraph">
      <style:paragraph-properties fo:text-align="justify" fo:margin-bottom="0.1388in" fo:line-height="115%"/>
    </style:style>
    <style:style style:name="T110"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2" style:parent-style-name="Standard" style:family="paragraph">
      <style:paragraph-properties fo:text-align="justify" fo:margin-bottom="0.1388in" fo:line-height="115%"/>
      <style:text-properties style:font-name="Times New Roman" fo:font-size="14pt" style:font-size-asian="14pt" style:font-size-complex="14pt"/>
    </style:style>
    <style:style style:name="P113" style:parent-style-name="Standard" style:family="paragraph">
      <style:paragraph-properties fo:text-align="justify" fo:margin-bottom="0.1388in" fo:line-height="115%"/>
    </style:style>
    <style:style style:name="T11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5"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17" style:parent-style-name="Standard" style:family="paragraph">
      <style:paragraph-properties fo:text-align="justify" fo:margin-bottom="0.1388in" fo:line-height="115%"/>
      <style:text-properties style:font-name="Times New Roman" fo:font-size="14pt" style:font-size-asian="14pt" style:font-size-complex="14pt"/>
    </style:style>
    <style:style style:name="P118" style:parent-style-name="Standard" style:family="paragraph">
      <style:paragraph-properties fo:text-align="justify" fo:margin-bottom="0.1388in" fo:line-height="115%"/>
      <style:text-properties style:font-name="Times New Roman" fo:font-size="14pt" style:font-size-asian="14pt" style:font-size-complex="14pt"/>
    </style:style>
    <style:style style:name="P119" style:parent-style-name="Standard" style:family="paragraph">
      <style:paragraph-properties fo:text-align="justify" fo:margin-bottom="0.1388in" fo:line-height="115%"/>
      <style:text-properties style:font-name="Times New Roman" fo:font-size="14pt" style:font-size-asian="14pt" style:font-size-complex="14pt"/>
    </style:style>
    <style:style style:name="P120" style:parent-style-name="Standard" style:family="paragraph">
      <style:paragraph-properties fo:text-align="justify" fo:margin-bottom="0.1388in" fo:line-height="115%"/>
      <style:text-properties style:font-name="Times New Roman" fo:font-size="14pt" style:font-size-asian="14pt" style:font-size-complex="14pt"/>
    </style:style>
    <style:style style:name="P121" style:parent-style-name="Standard" style:family="paragraph">
      <style:paragraph-properties fo:text-align="justify" fo:margin-bottom="0.1388in" fo:line-height="115%"/>
      <style:text-properties style:font-name="Times New Roman" fo:font-size="14pt" style:font-size-asian="14pt" style:font-size-complex="14pt"/>
    </style:style>
    <style:style style:name="P122" style:parent-style-name="Standard" style:family="paragraph">
      <style:paragraph-properties fo:text-align="justify" fo:margin-bottom="0.1388in" fo:line-height="115%"/>
      <style:text-properties style:font-name="Times New Roman" fo:font-size="14pt" style:font-size-asian="14pt" style:font-size-complex="14pt"/>
    </style:style>
    <style:style style:name="P123" style:parent-style-name="Standard" style:family="paragraph">
      <style:paragraph-properties fo:text-align="justify" fo:margin-bottom="0.1388in" fo:line-height="115%"/>
      <style:text-properties style:font-name="Times New Roman" fo:font-size="14pt" style:font-size-asian="14pt" style:font-size-complex="14pt"/>
    </style:style>
    <style:style style:name="P124" style:parent-style-name="Standard" style:family="paragraph">
      <style:paragraph-properties fo:text-align="justify" fo:margin-bottom="0.1388in" fo:line-height="115%"/>
      <style:text-properties style:font-name="Times New Roman" fo:font-size="14pt" style:font-size-asian="14pt" style:font-size-complex="14pt"/>
    </style:style>
    <style:style style:name="P125" style:parent-style-name="Standard" style:family="paragraph">
      <style:paragraph-properties fo:text-align="justify" fo:margin-bottom="0.1388in" fo:line-height="115%"/>
      <style:text-properties style:font-name="Times New Roman" fo:font-size="14pt" style:font-size-asian="14pt" style:font-size-complex="14pt"/>
    </style:style>
    <style:style style:name="P126" style:parent-style-name="Standard" style:family="paragraph">
      <style:paragraph-properties fo:text-align="justify" fo:margin-bottom="0.1388in" fo:line-height="115%"/>
      <style:text-properties style:font-name="Times New Roman" fo:font-size="14pt" style:font-size-asian="14pt" style:font-size-complex="14pt"/>
    </style:style>
    <style:style style:name="P127" style:parent-style-name="Standard" style:family="paragraph">
      <style:paragraph-properties fo:text-align="justify" fo:margin-bottom="0.1388in" fo:line-height="115%"/>
      <style:text-properties style:font-name="Times New Roman" fo:font-size="14pt" style:font-size-asian="14pt" style:font-size-complex="14pt"/>
    </style:style>
    <style:style style:name="P128"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29" style:parent-style-name="Standard" style:family="paragraph">
      <style:paragraph-properties fo:text-align="justify" fo:margin-bottom="0.1388in" fo:line-height="115%"/>
      <style:text-properties style:font-name="Times New Roman" fo:font-size="14pt" style:font-size-asian="14pt" style:font-size-complex="14pt"/>
    </style:style>
    <style:style style:name="P130" style:parent-style-name="Standard" style:family="paragraph">
      <style:paragraph-properties fo:text-align="justify" fo:margin-bottom="0.1388in" fo:line-height="115%"/>
      <style:text-properties style:font-name="Times New Roman" fo:font-size="14pt" style:font-size-asian="14pt" style:font-size-complex="14pt"/>
    </style:style>
    <style:style style:name="P131" style:parent-style-name="Standard" style:family="paragraph">
      <style:paragraph-properties fo:text-align="justify" fo:margin-bottom="0.1388in" fo:line-height="115%"/>
      <style:text-properties style:font-name="Times New Roman" fo:font-size="14pt" style:font-size-asian="14pt" style:font-size-complex="14pt"/>
    </style:style>
    <style:style style:name="P132" style:parent-style-name="Standard" style:family="paragraph">
      <style:paragraph-properties fo:text-align="justify" fo:margin-bottom="0.1388in" fo:line-height="115%"/>
      <style:text-properties style:font-name="Times New Roman" fo:font-size="14pt" style:font-size-asian="14pt" style:font-size-complex="14pt"/>
    </style:style>
    <style:style style:name="P133" style:parent-style-name="Standard" style:family="paragraph">
      <style:paragraph-properties fo:text-align="justify" fo:margin-bottom="0.1388in" fo:line-height="115%"/>
      <style:text-properties style:font-name="Times New Roman" fo:font-size="14pt" style:font-size-asian="14pt" style:font-size-complex="14pt"/>
    </style:style>
    <style:style style:name="P134" style:parent-style-name="Standard" style:family="paragraph">
      <style:paragraph-properties fo:text-align="justify" fo:margin-bottom="0.1388in" fo:line-height="115%"/>
      <style:text-properties style:font-name="Times New Roman" fo:font-size="14pt" style:font-size-asian="14pt" style:font-size-complex="14pt"/>
    </style:style>
    <style:style style:name="P135" style:parent-style-name="Standard" style:family="paragraph">
      <style:paragraph-properties fo:text-align="justify" fo:margin-bottom="0.1388in" fo:line-height="115%"/>
      <style:text-properties style:font-name="Times New Roman" fo:font-size="14pt" style:font-size-asian="14pt" style:font-size-complex="14pt"/>
    </style:style>
    <style:style style:name="P136" style:parent-style-name="Standard" style:family="paragraph">
      <style:paragraph-properties fo:text-align="justify" fo:margin-bottom="0.1388in" fo:line-height="115%"/>
      <style:text-properties style:font-name="Times New Roman" fo:font-size="14pt" style:font-size-asian="14pt" style:font-size-complex="14pt"/>
    </style:style>
    <style:style style:name="P137" style:parent-style-name="Standard" style:family="paragraph">
      <style:paragraph-properties fo:text-align="justify" fo:margin-bottom="0.1388in" fo:line-height="115%"/>
      <style:text-properties style:font-name="Times New Roman" fo:font-size="14pt" style:font-size-asian="14pt" style:font-size-complex="14pt"/>
    </style:style>
    <style:style style:name="P138" style:parent-style-name="Standard" style:family="paragraph">
      <style:paragraph-properties fo:text-align="justify" fo:margin-bottom="0.1388in" fo:line-height="115%"/>
    </style:style>
    <style:style style:name="T139"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P141" style:parent-style-name="Standard" style:family="paragraph">
      <style:paragraph-properties fo:text-align="justify" fo:margin-bottom="0.1388in" fo:line-height="115%"/>
      <style:text-properties style:font-name="Times New Roman" fo:font-size="14pt" style:font-size-asian="14pt" style:font-size-complex="14pt"/>
    </style:style>
    <style:style style:name="P142" style:parent-style-name="Standard" style:family="paragraph">
      <style:paragraph-properties fo:text-align="justify" fo:margin-bottom="0.1388in" fo:line-height="115%"/>
      <style:text-properties style:font-name="Times New Roman" fo:font-size="14pt" style:font-size-asian="14pt" style:font-size-complex="14pt"/>
    </style:style>
    <style:style style:name="P143" style:parent-style-name="Standard" style:family="paragraph">
      <style:paragraph-properties fo:text-align="justify" fo:margin-bottom="0.1388in" fo:line-height="115%"/>
      <style:text-properties style:font-name="Times New Roman" fo:font-size="14pt" style:font-size-asian="14pt" style:font-size-complex="14pt"/>
    </style:style>
    <style:style style:name="P144" style:parent-style-name="Standard" style:family="paragraph">
      <style:paragraph-properties fo:text-align="justify" fo:margin-bottom="0.1388in" fo:line-height="115%"/>
      <style:text-properties style:font-name="Times New Roman" fo:font-size="14pt" style:font-size-asian="14pt" style:font-size-complex="14pt"/>
    </style:style>
    <style:style style:name="P145" style:parent-style-name="Standard" style:family="paragraph">
      <style:paragraph-properties fo:text-align="justify" fo:margin-bottom="0.1388in" fo:line-height="115%"/>
      <style:text-properties style:font-name="Times New Roman" fo:font-size="14pt" style:font-size-asian="14pt" style:font-size-complex="14pt"/>
    </style:style>
    <style:style style:name="P146" style:parent-style-name="Standard" style:family="paragraph">
      <style:paragraph-properties fo:text-align="justify" fo:margin-bottom="0.1388in" fo:line-height="115%"/>
      <style:text-properties style:font-name="Times New Roman" fo:font-size="14pt" style:font-size-asian="14pt" style:font-size-complex="14pt"/>
    </style:style>
    <style:style style:name="P147"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148"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49"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0"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1"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2"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3"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4"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5"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6"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7"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158" style:parent-style-name="Standard" style:family="paragraph">
      <style:paragraph-properties fo:text-align="center" fo:margin-bottom="0.1388in" fo:line-height="115%"/>
      <style:text-properties style:font-name="Times New Roman" fo:font-weight="bold" style:font-weight-asian="bold" style:font-weight-complex="bold" fo:font-size="14pt" style:font-size-asian="14pt" style:font-size-complex="14pt"/>
    </style:style>
    <style:style style:name="P159" style:parent-style-name="Standard" style:family="paragraph">
      <style:paragraph-properties fo:text-align="center" fo:margin-bottom="0.1388in" fo:line-height="115%"/>
      <style:text-properties style:font-name="Times New Roman" fo:font-weight="bold" style:font-weight-asian="bold" style:font-weight-complex="bold" fo:font-size="14pt" style:font-size-asian="14pt" style:font-size-complex="14pt"/>
    </style:style>
    <style:style style:name="P160" style:parent-style-name="Standard" style:family="paragraph">
      <style:paragraph-properties fo:text-align="center" fo:margin-bottom="0.1388in" fo:line-height="115%"/>
      <style:text-properties style:font-name="Times New Roman" fo:font-weight="bold" style:font-weight-asian="bold" style:font-weight-complex="bold" fo:font-size="14pt" style:font-size-asian="14pt" style:font-size-complex="14pt"/>
    </style:style>
    <style:style style:name="P161" style:parent-style-name="Heading1" style:family="paragraph">
      <style:paragraph-properties fo:text-align="center"/>
    </style:style>
    <style:style style:name="T162" style:parent-style-name="Основнойшрифтабзаца" style:family="text">
      <style:text-properties style:font-name-asian="Times New Roman" style:font-name-complex="Times New Roman" fo:language="en" fo:country="US"/>
    </style:style>
    <style:style style:name="T163" style:parent-style-name="Основнойшрифтабзаца" style:family="text">
      <style:text-properties style:font-name-asian="Times New Roman" style:font-name-complex="Times New Roman"/>
    </style:style>
    <style:style style:name="P164" style:parent-style-name="Heading3" style:family="paragraph">
      <style:paragraph-properties fo:text-align="center"/>
    </style:style>
    <style:style style:name="P165" style:parent-style-name="Heading3" style:family="paragraph">
      <style:paragraph-properties fo:text-align="center"/>
    </style:style>
    <style:style style:name="P166" style:parent-style-name="Textbody" style:family="paragraph">
      <style:paragraph-properties fo:text-align="justify" fo:margin-bottom="0.1388in" fo:line-height="115%"/>
    </style:style>
    <style:style style:name="T167" style:parent-style-name="StrongEmphasis" style:family="text">
      <style:text-properties style:font-name="Times New Roman" fo:font-weight="normal" style:font-weight-asian="normal" fo:color="#000000" fo:font-size="14pt" style:font-size-asian="14pt" style:font-size-complex="14pt"/>
    </style:style>
    <style:style style:name="T168"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T169" style:parent-style-name="Основнойшрифтабзаца" style:family="text">
      <style:text-properties style:font-name="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170"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P171" style:parent-style-name="Textbody" style:family="paragraph">
      <style:paragraph-properties fo:text-align="justify" fo:margin-bottom="0in" style:line-height-at-least="0.1979in"/>
    </style:style>
    <style:style style:name="T172" style:parent-style-name="Основнойшрифтабзаца" style:family="text">
      <style:text-properties style:font-name="Times New Roman" fo:color="#000000" fo:font-size="14pt" style:font-size-asian="14pt" style:font-size-complex="14pt"/>
    </style:style>
    <style:style style:name="T173"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style>
    <style:style style:name="T174" style:parent-style-name="Основнойшрифтабзаца" style:family="text">
      <style:text-properties style:font-name="Times New Roman" fo:color="#000000" fo:font-size="14pt" style:font-size-asian="14pt" style:font-size-complex="14pt"/>
    </style:style>
    <style:style style:name="P175" style:parent-style-name="Textbody" style:family="paragraph">
      <style:paragraph-properties fo:text-align="justify" fo:margin-bottom="0in" style:line-height-at-least="0.1979in"/>
      <style:text-properties style:font-name="Times New Roman" fo:color="#000000" fo:font-size="14pt" style:font-size-asian="14pt" style:font-size-complex="14pt"/>
    </style:style>
    <style:style style:name="P176" style:parent-style-name="Heading2" style:family="paragraph">
      <style:paragraph-properties fo:text-align="center" fo:margin-top="0in" fo:margin-bottom="0in" style:line-height-at-least="0.1979in"/>
      <style:text-properties fo:color="#000000" fo:font-size="14pt" style:font-size-asian="14pt" style:font-size-complex="14pt"/>
    </style:style>
    <style:style style:name="P177" style:parent-style-name="Heading3" style:family="paragraph">
      <style:paragraph-properties fo:text-align="center"/>
      <style:text-properties fo:color="#000000"/>
    </style:style>
    <style:style style:name="P178" style:parent-style-name="Textbody" style:family="paragraph">
      <style:paragraph-properties fo:margin-bottom="0in" style:line-height-at-least="0.2395in"/>
      <style:text-properties style:font-name="Times New Roman" fo:color="#2B2B2B" fo:font-size="14pt" style:font-size-asian="14pt" style:font-size-complex="14pt"/>
    </style:style>
    <style:style style:name="P179" style:parent-style-name="Textbody" style:family="paragraph">
      <style:paragraph-properties fo:margin-bottom="0in" style:line-height-at-least="0.2395in"/>
    </style:style>
    <style:style style:name="P180" style:parent-style-name="Textbody" style:list-style-name="LFO2" style:family="paragraph">
      <style:paragraph-properties fo:margin-bottom="0in" style:line-height-at-least="0.2395in"/>
    </style:style>
    <style:style style:name="T181" style:parent-style-name="StrongEmphasis" style:family="text">
      <style:text-properties style:font-name="Times New Roman" fo:color="#2B2B2B" fo:font-size="14pt" style:font-size-asian="14pt" style:font-size-complex="14pt"/>
    </style:style>
    <style:style style:name="T182" style:parent-style-name="Основнойшрифтабзаца" style:family="text">
      <style:text-properties style:font-name="Times New Roman" fo:color="#2B2B2B" fo:font-size="14pt" style:font-size-asian="14pt" style:font-size-complex="14pt"/>
    </style:style>
    <style:style style:name="P183" style:parent-style-name="Textbody" style:list-style-name="LFO2" style:family="paragraph">
      <style:paragraph-properties fo:margin-bottom="0in" style:line-height-at-least="0.2395in"/>
    </style:style>
    <style:style style:name="T184" style:parent-style-name="StrongEmphasis" style:family="text">
      <style:text-properties style:font-name="Times New Roman" fo:color="#2B2B2B" fo:font-size="14pt" style:font-size-asian="14pt" style:font-size-complex="14pt"/>
    </style:style>
    <style:style style:name="T185" style:parent-style-name="StrongEmphasis" style:family="text">
      <style:text-properties style:font-name="Times New Roman" fo:color="#2B2B2B" fo:font-size="14pt" style:font-size-asian="14pt" style:font-size-complex="14pt"/>
    </style:style>
    <style:style style:name="T186" style:parent-style-name="Основнойшрифтабзаца" style:family="text">
      <style:text-properties style:font-name="Times New Roman" fo:color="#2B2B2B" fo:font-size="14pt" style:font-size-asian="14pt" style:font-size-complex="14pt"/>
    </style:style>
    <style:style style:name="P187" style:parent-style-name="Textbody" style:list-style-name="LFO2" style:family="paragraph">
      <style:paragraph-properties fo:margin-bottom="0in" style:line-height-at-least="0.2395in"/>
    </style:style>
    <style:style style:name="T188" style:parent-style-name="StrongEmphasis" style:family="text">
      <style:text-properties style:font-name="Times New Roman" fo:color="#2B2B2B" fo:font-size="14pt" style:font-size-asian="14pt" style:font-size-complex="14pt"/>
    </style:style>
    <style:style style:name="T189" style:parent-style-name="Основнойшрифтабзаца" style:family="text">
      <style:text-properties style:font-name="Times New Roman" fo:color="#2B2B2B" fo:font-size="14pt" style:font-size-asian="14pt" style:font-size-complex="14pt"/>
    </style:style>
    <style:style style:name="T190" style:parent-style-name="Основнойшрифтабзаца" style:family="text">
      <style:text-properties style:font-name="Times New Roman" fo:color="#2B2B2B" fo:font-size="14pt" style:font-size-asian="14pt" style:font-size-complex="14pt"/>
    </style:style>
    <style:style style:name="P191" style:parent-style-name="Textbody" style:list-style-name="LFO2" style:family="paragraph">
      <style:paragraph-properties fo:margin-bottom="0in" style:line-height-at-least="0.2395in"/>
    </style:style>
    <style:style style:name="T192" style:parent-style-name="StrongEmphasis" style:family="text">
      <style:text-properties style:font-name="Times New Roman" fo:color="#2B2B2B" fo:font-size="14pt" style:font-size-asian="14pt" style:font-size-complex="14pt"/>
    </style:style>
    <style:style style:name="T193" style:parent-style-name="Основнойшрифтабзаца" style:family="text">
      <style:text-properties style:font-name="Times New Roman" fo:color="#2B2B2B" fo:font-size="14pt" style:font-size-asian="14pt" style:font-size-complex="14pt"/>
    </style:style>
    <style:style style:name="P194" style:parent-style-name="Textbody" style:list-style-name="LFO2" style:family="paragraph">
      <style:paragraph-properties fo:margin-bottom="0in" style:line-height-at-least="0.2395in"/>
    </style:style>
    <style:style style:name="T195" style:parent-style-name="Основнойшрифтабзаца" style:family="text">
      <style:text-properties style:font-name="Times New Roman" fo:color="#2B2B2B" fo:font-size="14pt" style:font-size-asian="14pt" style:font-size-complex="14pt"/>
    </style:style>
    <style:style style:name="T196" style:parent-style-name="StrongEmphasis" style:family="text">
      <style:text-properties style:font-name="Times New Roman" fo:font-weight="normal" style:font-weight-asian="normal" fo:color="#2B2B2B" fo:font-size="14pt" style:font-size-asian="14pt" style:font-size-complex="14pt"/>
    </style:style>
    <style:style style:name="T197" style:parent-style-name="StrongEmphasis" style:family="text">
      <style:text-properties style:font-name="Times New Roman" fo:color="#2B2B2B" fo:font-size="14pt" style:font-size-asian="14pt" style:font-size-complex="14pt"/>
    </style:style>
    <style:style style:name="T198" style:parent-style-name="Основнойшрифтабзаца" style:family="text">
      <style:text-properties style:font-name="Times New Roman" fo:color="#2B2B2B" fo:font-size="14pt" style:font-size-asian="14pt" style:font-size-complex="14pt"/>
    </style:style>
    <style:style style:name="T199" style:parent-style-name="Основнойшрифтабзаца" style:family="text">
      <style:text-properties style:font-name="Times New Roman" fo:color="#2B2B2B" fo:font-size="14pt" style:font-size-asian="14pt" style:font-size-complex="14pt"/>
    </style:style>
    <style:style style:name="P200" style:parent-style-name="Textbody" style:family="paragraph">
      <style:paragraph-properties fo:margin-bottom="0in" style:line-height-at-least="0.2395in"/>
      <style:text-properties style:font-name="Times New Roman" fo:color="#2B2B2B" fo:font-size="14pt" style:font-size-asian="14pt" style:font-size-complex="14pt"/>
    </style:style>
    <style:style style:name="P201" style:parent-style-name="Textbody" style:family="paragraph">
      <style:paragraph-properties fo:margin-bottom="0in" style:line-height-at-least="0.2395in"/>
    </style:style>
    <style:style style:name="T202" style:parent-style-name="Основнойшрифтабзаца" style:family="text">
      <style:text-properties style:font-name="Times New Roman" fo:color="#2B2B2B" fo:font-size="14pt" style:font-size-asian="14pt" style:font-size-complex="14pt"/>
    </style:style>
    <style:style style:name="T203" style:parent-style-name="StrongEmphasis" style:family="text">
      <style:text-properties style:font-name="Times New Roman" fo:color="#2B2B2B" fo:font-size="14pt" style:font-size-asian="14pt" style:font-size-complex="14pt"/>
    </style:style>
    <style:style style:name="T204" style:parent-style-name="Основнойшрифтабзаца" style:family="text">
      <style:text-properties style:font-name="Times New Roman" fo:color="#2B2B2B" fo:font-size="14pt" style:font-size-asian="14pt" style:font-size-complex="14pt"/>
    </style:style>
    <style:style style:name="T205" style:parent-style-name="Основнойшрифтабзаца" style:family="text">
      <style:text-properties style:font-name="Times New Roman" fo:color="#2B2B2B" fo:font-size="14pt" style:font-size-asian="14pt" style:font-size-complex="14pt"/>
    </style:style>
    <style:style style:name="P206" style:parent-style-name="Textbody" style:family="paragraph">
      <style:paragraph-properties fo:text-align="justify" fo:margin-bottom="0in" style:line-height-at-least="0.1979in"/>
      <style:text-properties style:font-name="Times New Roman" fo:color="#000000" fo:font-size="14pt" style:font-size-asian="14pt" style:font-size-complex="14pt"/>
    </style:style>
    <style:style style:name="P207" style:parent-style-name="Heading3" style:family="paragraph">
      <style:paragraph-properties fo:text-align="center"/>
    </style:style>
    <style:style style:name="T208" style:parent-style-name="Основнойшрифтабзаца" style:family="text">
      <style:text-properties style:font-name="Times New Roman" fo:font-weight="normal" style:font-weight-asian="normal" fo:color="#000000"/>
    </style:style>
    <style:style style:name="P209" style:parent-style-name="Standard" style:family="paragraph">
      <style:paragraph-properties fo:text-align="justify" fo:margin-bottom="0.1388in" fo:line-height="115%"/>
    </style:style>
    <style:style style:name="T210" style:parent-style-name="Основнойшрифтабзаца" style:family="text">
      <style:text-properties style:font-name="Times New Roman" fo:font-size="14pt" style:font-size-asian="14pt" style:font-size-complex="14pt"/>
    </style:style>
    <style:style style:name="T21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12" style:parent-style-name="Основнойшрифтабзаца" style:family="text">
      <style:text-properties style:font-name="Times New Roman" fo:font-size="14pt" style:font-size-asian="14pt" style:font-size-complex="14pt"/>
    </style:style>
    <style:style style:name="T213" style:parent-style-name="Основнойшрифтабзаца" style:family="text">
      <style:text-properties style:font-name="Times New Roman" fo:font-size="14pt" style:font-size-asian="14pt" style:font-size-complex="14pt"/>
    </style:style>
    <style:style style:name="T214" style:parent-style-name="Основнойшрифтабзаца" style:family="text">
      <style:text-properties style:font-name="Times New Roman" fo:font-size="14pt" style:font-size-asian="14pt" style:font-size-complex="14pt"/>
    </style:style>
    <style:style style:name="P215" style:parent-style-name="Standard" style:family="paragraph">
      <style:paragraph-properties fo:text-align="justify" fo:margin-bottom="0.1388in" fo:line-height="115%"/>
    </style:style>
    <style:style style:name="T216" style:parent-style-name="Основнойшрифтабзаца" style:family="text">
      <style:text-properties style:font-name="Times New Roman" fo:font-size="14pt" style:font-size-asian="14pt" style:font-size-complex="14pt"/>
    </style:style>
    <style:style style:name="T217" style:parent-style-name="Основнойшрифтабзаца" style:family="text">
      <style:text-properties style:font-name="Times New Roman" fo:font-size="14pt" style:font-size-asian="14pt" style:font-size-complex="14pt"/>
    </style:style>
    <style:style style:name="T21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19" style:parent-style-name="Основнойшрифтабзаца" style:family="text">
      <style:text-properties style:font-name="Times New Roman" fo:font-size="14pt" style:font-size-asian="14pt" style:font-size-complex="14pt"/>
    </style:style>
    <style:style style:name="T22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21" style:parent-style-name="Основнойшрифтабзаца" style:family="text">
      <style:text-properties style:font-name="Times New Roman" fo:font-size="14pt" style:font-size-asian="14pt" style:font-size-complex="14pt"/>
    </style:style>
    <style:style style:name="T22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23" style:parent-style-name="Основнойшрифтабзаца" style:family="text">
      <style:text-properties style:font-name="Times New Roman" fo:font-size="14pt" style:font-size-asian="14pt" style:font-size-complex="14pt"/>
    </style:style>
    <style:style style:name="T22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25" style:parent-style-name="Основнойшрифтабзаца" style:family="text">
      <style:text-properties style:font-name="Times New Roman" fo:font-size="14pt" style:font-size-asian="14pt" style:font-size-complex="14pt"/>
    </style:style>
    <style:style style:name="T22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27" style:parent-style-name="Основнойшрифтабзаца" style:family="text">
      <style:text-properties style:font-name="Times New Roman" fo:font-size="14pt" style:font-size-asian="14pt" style:font-size-complex="14pt"/>
    </style:style>
    <style:style style:name="T22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29" style:parent-style-name="Основнойшрифтабзаца" style:family="text">
      <style:text-properties style:font-name="Times New Roman" fo:font-size="14pt" style:font-size-asian="14pt" style:font-size-complex="14pt"/>
    </style:style>
    <style:style style:name="P230"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text-align="justify" fo:margin-bottom="0.1388in" fo:line-height="115%"/>
      <style:text-properties style:font-name="Times New Roman" fo:font-size="14pt" style:font-size-asian="14pt" style:font-size-complex="14pt"/>
    </style:style>
    <style:style style:name="P232" style:parent-style-name="Standard" style:family="paragraph">
      <style:paragraph-properties fo:text-align="justify" fo:margin-bottom="0.1388in" fo:line-height="115%"/>
      <style:text-properties style:font-name="Times New Roman" fo:font-size="14pt" style:font-size-asian="14pt" style:font-size-complex="14pt"/>
    </style:style>
    <style:style style:name="P233" style:parent-style-name="Standard" style:family="paragraph">
      <style:paragraph-properties fo:text-align="justify" fo:margin-bottom="0.1388in" fo:line-height="115%"/>
    </style:style>
    <style:style style:name="T234" style:parent-style-name="Основнойшрифтабзаца" style:family="text">
      <style:text-properties style:font-name="Times New Roman" fo:font-size="14pt" style:font-size-asian="14pt" style:font-size-complex="14pt"/>
    </style:style>
    <style:style style:name="T23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36" style:parent-style-name="Основнойшрифтабзаца" style:family="text">
      <style:text-properties style:font-name="Times New Roman" fo:font-size="14pt" style:font-size-asian="14pt" style:font-size-complex="14pt"/>
    </style:style>
    <style:style style:name="T23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38" style:parent-style-name="Основнойшрифтабзаца" style:family="text">
      <style:text-properties style:font-name="Times New Roman" fo:font-size="14pt" style:font-size-asian="14pt" style:font-size-complex="14pt"/>
    </style:style>
    <style:style style:name="T239" style:parent-style-name="Основнойшрифтабзаца" style:family="text">
      <style:text-properties style:font-name="Times New Roman" fo:font-size="14pt" style:font-size-asian="14pt" style:font-size-complex="14pt"/>
    </style:style>
    <style:style style:name="T24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41" style:parent-style-name="Основнойшрифтабзаца" style:family="text">
      <style:text-properties style:font-name="Times New Roman" fo:font-size="14pt" style:font-size-asian="14pt" style:font-size-complex="14pt"/>
    </style:style>
    <style:style style:name="T24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43" style:parent-style-name="Основнойшрифтабзаца" style:family="text">
      <style:text-properties style:font-name="Times New Roman" fo:font-size="14pt" style:font-size-asian="14pt" style:font-size-complex="14pt"/>
    </style:style>
    <style:style style:name="P244" style:parent-style-name="Standard" style:family="paragraph">
      <style:paragraph-properties fo:text-align="justify" fo:margin-bottom="0.1388in" fo:line-height="115%"/>
      <style:text-properties style:font-name="Times New Roman" fo:font-size="14pt" style:font-size-asian="14pt" style:font-size-complex="14pt"/>
    </style:style>
    <style:style style:name="P245" style:parent-style-name="Standard" style:family="paragraph">
      <style:paragraph-properties fo:text-align="justify" fo:margin-bottom="0.1388in" fo:line-height="115%"/>
      <style:text-properties style:font-name="Times New Roman" fo:font-size="14pt" style:font-size-asian="14pt" style:font-size-complex="14pt"/>
    </style:style>
    <style:style style:name="P246" style:parent-style-name="Standard" style:family="paragraph">
      <style:paragraph-properties fo:text-align="justify" fo:margin-bottom="0.1388in" fo:line-height="115%"/>
      <style:text-properties style:font-name="Times New Roman" fo:font-size="14pt" style:font-size-asian="14pt" style:font-size-complex="14pt"/>
    </style:style>
    <style:style style:name="P247" style:parent-style-name="Standard" style:family="paragraph">
      <style:paragraph-properties fo:text-align="justify" fo:margin-bottom="0.1388in" fo:line-height="115%"/>
      <style:text-properties style:font-name="Times New Roman" fo:font-size="14pt" style:font-size-asian="14pt" style:font-size-complex="14pt"/>
    </style:style>
    <style:style style:name="P248"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249" style:parent-style-name="Standard" style:family="paragraph">
      <style:paragraph-properties fo:text-align="justify" fo:margin-bottom="0.1388in" fo:line-height="115%"/>
      <style:text-properties style:font-name="Times New Roman" fo:font-size="14pt" style:font-size-asian="14pt" style:font-size-complex="14pt"/>
    </style:style>
    <style:style style:name="P250"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text-align="justify" fo:margin-bottom="0.1388in" fo:line-height="115%"/>
    </style:style>
    <style:style style:name="T252" style:parent-style-name="Основнойшрифтабзаца" style:family="text">
      <style:text-properties style:font-name="Times New Roman" fo:font-size="14pt" style:font-size-asian="14pt" style:font-size-complex="14pt"/>
    </style:style>
    <style:style style:name="T25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54" style:parent-style-name="Основнойшрифтабзаца" style:family="text">
      <style:text-properties style:font-name="Times New Roman" fo:font-size="14pt" style:font-size-asian="14pt" style:font-size-complex="14pt"/>
    </style:style>
    <style:style style:name="T25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56" style:parent-style-name="Основнойшрифтабзаца" style:family="text">
      <style:text-properties style:font-name="Times New Roman" fo:font-size="14pt" style:font-size-asian="14pt" style:font-size-complex="14pt"/>
    </style:style>
    <style:style style:name="T25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58" style:parent-style-name="Основнойшрифтабзаца" style:family="text">
      <style:text-properties style:font-name="Times New Roman" fo:font-size="14pt" style:font-size-asian="14pt" style:font-size-complex="14pt"/>
    </style:style>
    <style:style style:name="T25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60" style:parent-style-name="Основнойшрифтабзаца" style:family="text">
      <style:text-properties style:font-name="Times New Roman" fo:font-size="14pt" style:font-size-asian="14pt" style:font-size-complex="14pt"/>
    </style:style>
    <style:style style:name="T261" style:parent-style-name="Основнойшрифтабзаца" style:family="text">
      <style:text-properties style:font-name="Times New Roman" fo:font-size="14pt" style:font-size-asian="14pt" style:font-size-complex="14pt"/>
    </style:style>
    <style:style style:name="T26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63" style:parent-style-name="Основнойшрифтабзаца" style:family="text">
      <style:text-properties style:font-name="Times New Roman" fo:font-size="14pt" style:font-size-asian="14pt" style:font-size-complex="14pt"/>
    </style:style>
    <style:style style:name="T26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65" style:parent-style-name="Основнойшрифтабзаца" style:family="text">
      <style:text-properties style:font-name="Times New Roman" fo:font-size="14pt" style:font-size-asian="14pt" style:font-size-complex="14pt"/>
    </style:style>
    <style:style style:name="T266" style:parent-style-name="Основнойшрифтабзаца" style:family="text">
      <style:text-properties style:font-name="Times New Roman" fo:font-size="14pt" style:font-size-asian="14pt" style:font-size-complex="14pt"/>
    </style:style>
    <style:style style:name="T26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68" style:parent-style-name="Основнойшрифтабзаца" style:family="text">
      <style:text-properties style:font-name="Times New Roman" fo:font-size="14pt" style:font-size-asian="14pt" style:font-size-complex="14pt"/>
    </style:style>
    <style:style style:name="T26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70" style:parent-style-name="Основнойшрифтабзаца" style:family="text">
      <style:text-properties style:font-name="Times New Roman" fo:font-size="14pt" style:font-size-asian="14pt" style:font-size-complex="14pt"/>
    </style:style>
    <style:style style:name="T27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72" style:parent-style-name="Основнойшрифтабзаца" style:family="text">
      <style:text-properties style:font-name="Times New Roman" fo:font-size="14pt" style:font-size-asian="14pt" style:font-size-complex="14pt"/>
    </style:style>
    <style:style style:name="T27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274" style:parent-style-name="Standard" style:family="paragraph">
      <style:paragraph-properties fo:text-align="justify" fo:margin-bottom="0.1388in" fo:line-height="115%"/>
    </style:style>
    <style:style style:name="T275" style:parent-style-name="Основнойшрифтабзаца" style:family="text">
      <style:text-properties style:font-name="Times New Roman" fo:font-size="14pt" style:font-size-asian="14pt" style:font-size-complex="14pt"/>
    </style:style>
    <style:style style:name="T27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77" style:parent-style-name="Основнойшрифтабзаца" style:family="text">
      <style:text-properties style:font-name="Times New Roman" fo:font-size="14pt" style:font-size-asian="14pt" style:font-size-complex="14pt"/>
    </style:style>
    <style:style style:name="T27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79" style:parent-style-name="Основнойшрифтабзаца" style:family="text">
      <style:text-properties style:font-name="Times New Roman" fo:font-size="14pt" style:font-size-asian="14pt" style:font-size-complex="14pt"/>
    </style:style>
    <style:style style:name="T280" style:parent-style-name="Основнойшрифтабзаца" style:family="text">
      <style:text-properties style:font-name="Times New Roman" fo:font-size="14pt" style:font-size-asian="14pt" style:font-size-complex="14pt"/>
    </style:style>
    <style:style style:name="T281" style:parent-style-name="Основнойшрифтабзаца" style:family="text">
      <style:text-properties style:font-name="Times New Roman" fo:font-size="14pt" style:font-size-asian="14pt" style:font-size-complex="14pt"/>
    </style:style>
    <style:style style:name="T28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83" style:parent-style-name="Основнойшрифтабзаца" style:family="text">
      <style:text-properties style:font-name="Times New Roman" fo:font-size="14pt" style:font-size-asian="14pt" style:font-size-complex="14pt"/>
    </style:style>
    <style:style style:name="T28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85" style:parent-style-name="Основнойшрифтабзаца" style:family="text">
      <style:text-properties style:font-name="Times New Roman" fo:font-size="14pt" style:font-size-asian="14pt" style:font-size-complex="14pt"/>
    </style:style>
    <style:style style:name="P286" style:parent-style-name="Heading3" style:family="paragraph">
      <style:paragraph-properties fo:text-align="center"/>
    </style:style>
    <style:style style:name="P287" style:parent-style-name="Standard" style:family="paragraph">
      <style:paragraph-properties fo:text-align="justify" fo:margin-bottom="0.1388in" fo:line-height="115%"/>
      <style:text-properties style:font-name="Times New Roman" fo:font-size="14pt" style:font-size-asian="14pt" style:font-size-complex="14pt"/>
    </style:style>
    <style:style style:name="P288"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289" style:parent-style-name="Standard" style:family="paragraph">
      <style:paragraph-properties fo:text-align="justify" fo:margin-bottom="0.1388in" fo:line-height="115%"/>
      <style:text-properties style:font-name="Times New Roman" fo:font-size="14pt" style:font-size-asian="14pt" style:font-size-complex="14pt"/>
    </style:style>
    <style:style style:name="P290" style:parent-style-name="Standard" style:family="paragraph">
      <style:paragraph-properties fo:text-align="justify" fo:margin-bottom="0.1388in" fo:line-height="115%"/>
      <style:text-properties style:font-name="Times New Roman" fo:font-size="14pt" style:font-size-asian="14pt" style:font-size-complex="14pt"/>
    </style:style>
    <style:style style:name="P291" style:parent-style-name="Standard" style:family="paragraph">
      <style:paragraph-properties fo:text-align="justify" fo:margin-bottom="0.1388in" fo:line-height="115%"/>
      <style:text-properties style:font-name="Times New Roman" fo:font-size="14pt" style:font-size-asian="14pt" style:font-size-complex="14pt"/>
    </style:style>
    <style:style style:name="P292" style:parent-style-name="Standard" style:family="paragraph">
      <style:paragraph-properties fo:text-align="justify" fo:margin-bottom="0.1388in" fo:line-height="115%"/>
      <style:text-properties style:font-name="Times New Roman" fo:font-size="14pt" style:font-size-asian="14pt" style:font-size-complex="14pt"/>
    </style:style>
    <style:style style:name="P293" style:parent-style-name="Standard" style:family="paragraph">
      <style:paragraph-properties fo:text-align="justify" fo:margin-bottom="0.1388in" fo:line-height="115%"/>
      <style:text-properties style:font-name="Times New Roman" fo:font-size="14pt" style:font-size-asian="14pt" style:font-size-complex="14pt"/>
    </style:style>
    <style:style style:name="P294" style:parent-style-name="Standard" style:family="paragraph">
      <style:paragraph-properties fo:text-align="justify" fo:margin-bottom="0.1388in" fo:line-height="115%"/>
      <style:text-properties style:font-name="Times New Roman" fo:font-size="14pt" style:font-size-asian="14pt" style:font-size-complex="14pt"/>
    </style:style>
    <style:style style:name="P295" style:parent-style-name="Standard" style:family="paragraph">
      <style:paragraph-properties fo:text-align="justify" fo:margin-bottom="0.1388in" fo:line-height="115%"/>
      <style:text-properties style:font-name="Times New Roman" fo:font-size="14pt" style:font-size-asian="14pt" style:font-size-complex="14pt"/>
    </style:style>
    <style:style style:name="P296" style:parent-style-name="Standard" style:family="paragraph">
      <style:paragraph-properties fo:text-align="justify" fo:margin-bottom="0.1388in" fo:line-height="115%"/>
      <style:text-properties style:font-name="Times New Roman" fo:font-size="14pt" style:font-size-asian="14pt" style:font-size-complex="14pt"/>
    </style:style>
    <style:style style:name="P297" style:parent-style-name="Standard" style:family="paragraph">
      <style:paragraph-properties fo:text-align="justify" fo:margin-bottom="0.1388in" fo:line-height="115%"/>
      <style:text-properties style:font-name="Times New Roman" fo:font-size="14pt" style:font-size-asian="14pt" style:font-size-complex="14pt"/>
    </style:style>
    <style:style style:name="P298" style:parent-style-name="Standard" style:family="paragraph">
      <style:paragraph-properties fo:text-align="justify" fo:margin-bottom="0.1388in" fo:line-height="115%"/>
      <style:text-properties style:font-name="Times New Roman" fo:font-size="14pt" style:font-size-asian="14pt" style:font-size-complex="14pt"/>
    </style:style>
    <style:style style:name="P299"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300" style:parent-style-name="Standard" style:family="paragraph">
      <style:paragraph-properties fo:text-align="justify" fo:margin-bottom="0.1388in" fo:line-height="115%"/>
      <style:text-properties style:font-name="Times New Roman" fo:font-size="14pt" style:font-size-asian="14pt" style:font-size-complex="14pt"/>
    </style:style>
    <style:style style:name="P301" style:parent-style-name="Heading3" style:family="paragraph">
      <style:paragraph-properties fo:text-align="center"/>
    </style:style>
    <style:style style:name="P302" style:parent-style-name="Heading3" style:family="paragraph">
      <style:paragraph-properties fo:text-align="center"/>
    </style:style>
    <style:style style:name="P303" style:parent-style-name="Standard" style:family="paragraph">
      <style:paragraph-properties fo:text-align="justify" fo:margin-bottom="0.1388in" fo:line-height="115%"/>
    </style:style>
    <style:style style:name="T304" style:parent-style-name="Основнойшрифтабзаца" style:family="text">
      <style:text-properties style:font-name="Times New Roman" fo:font-size="14pt" style:font-size-asian="14pt" style:font-size-complex="14pt"/>
    </style:style>
    <style:style style:name="T305"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306" style:parent-style-name="Основнойшрифтабзаца" style:family="text">
      <style:text-properties style:font-name="Times New Roman" fo:font-size="14pt" style:font-size-asian="14pt" style:font-size-complex="14pt"/>
    </style:style>
    <style:style style:name="T30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08" style:parent-style-name="Основнойшрифтабзаца" style:family="text">
      <style:text-properties style:font-name="Times New Roman" fo:font-size="14pt" style:font-size-asian="14pt" style:font-size-complex="14pt"/>
    </style:style>
    <style:style style:name="T30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10" style:parent-style-name="Основнойшрифтабзаца" style:family="text">
      <style:text-properties style:font-name="Times New Roman" fo:font-size="14pt" style:font-size-asian="14pt" style:font-size-complex="14pt"/>
    </style:style>
    <style:style style:name="T311" style:parent-style-name="Основнойшрифтабзаца" style:family="text">
      <style:text-properties style:font-name="Times New Roman" fo:font-size="14pt" style:font-size-asian="14pt" style:font-size-complex="14pt"/>
    </style:style>
    <style:style style:name="T31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13" style:parent-style-name="Основнойшрифтабзаца" style:family="text">
      <style:text-properties style:font-name="Times New Roman" fo:font-size="14pt" style:font-size-asian="14pt" style:font-size-complex="14pt"/>
    </style:style>
    <style:style style:name="T31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15" style:parent-style-name="Основнойшрифтабзаца" style:family="text">
      <style:text-properties style:font-name="Times New Roman" fo:font-size="14pt" style:font-size-asian="14pt" style:font-size-complex="14pt"/>
    </style:style>
    <style:style style:name="T316" style:parent-style-name="Основнойшрифтабзаца" style:family="text">
      <style:text-properties style:font-name="Times New Roman" fo:font-size="14pt" style:font-size-asian="14pt" style:font-size-complex="14pt"/>
    </style:style>
    <style:style style:name="T31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18" style:parent-style-name="Основнойшрифтабзаца" style:family="text">
      <style:text-properties style:font-name="Times New Roman" fo:font-size="14pt" style:font-size-asian="14pt" style:font-size-complex="14pt"/>
    </style:style>
    <style:style style:name="T31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20" style:parent-style-name="Основнойшрифтабзаца" style:family="text">
      <style:text-properties style:font-name="Times New Roman" fo:font-size="14pt" style:font-size-asian="14pt" style:font-size-complex="14pt"/>
    </style:style>
    <style:style style:name="T321" style:parent-style-name="Основнойшрифтабзаца" style:family="text">
      <style:text-properties style:font-name="Times New Roman" fo:font-size="14pt" style:font-size-asian="14pt" style:font-size-complex="14pt"/>
    </style:style>
    <style:style style:name="T32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23" style:parent-style-name="Основнойшрифтабзаца" style:family="text">
      <style:text-properties style:font-name="Times New Roman" fo:font-size="14pt" style:font-size-asian="14pt" style:font-size-complex="14pt"/>
    </style:style>
    <style:style style:name="T32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25" style:parent-style-name="Основнойшрифтабзаца" style:family="text">
      <style:text-properties style:font-name="Times New Roman" fo:font-size="14pt" style:font-size-asian="14pt" style:font-size-complex="14pt"/>
    </style:style>
    <style:style style:name="T32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27" style:parent-style-name="Основнойшрифтабзаца" style:family="text">
      <style:text-properties style:font-name="Times New Roman" fo:font-size="14pt" style:font-size-asian="14pt" style:font-size-complex="14pt"/>
    </style:style>
    <style:style style:name="T32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29" style:parent-style-name="Textbody" style:family="paragraph">
      <style:paragraph-properties fo:text-align="justify" fo:margin-bottom="0.1388in" fo:line-height="115%"/>
    </style:style>
    <style:style style:name="T330"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31"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32"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33"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34"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35"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36"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37"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38"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39"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40"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41"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42"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43"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44"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45"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46"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47"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48"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49"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0"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51"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2"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53"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4"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5"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56"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7"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8"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59"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60"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61"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62"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63"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64"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en" fo:country="US"/>
    </style:style>
    <style:style style:name="T365"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66"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P367" style:parent-style-name="Textbody" style:family="paragraph">
      <style:paragraph-properties style:line-height-at-least="0.2291in"/>
    </style:style>
    <style:style style:name="T368" style:parent-style-name="Основнойшрифтабзаца" style:family="text">
      <style:text-properties style:font-name="Times New Roman" fo:color="#000000" fo:font-size="14pt" style:font-size-asian="14pt" style:font-size-complex="14pt"/>
    </style:style>
    <style:style style:name="T369" style:parent-style-name="Основнойшрифтабзаца" style:family="text">
      <style:text-properties style:font-name="Times New Roman" fo:color="#000000" fo:font-size="14pt" style:font-size-asian="14pt" style:font-size-complex="14pt"/>
    </style:style>
    <style:style style:name="T370" style:parent-style-name="Основнойшрифтабзаца" style:family="text">
      <style:text-properties style:font-name="Times New Roman" fo:color="#000000" fo:font-size="14pt" style:font-size-asian="14pt" style:font-size-complex="14pt"/>
    </style:style>
    <style:style style:name="T371" style:parent-style-name="Основнойшрифтабзаца" style:family="text">
      <style:text-properties style:font-name="Times New Roman" fo:color="#000000" fo:font-size="14pt" style:font-size-asian="14pt" style:font-size-complex="14pt"/>
    </style:style>
    <style:style style:name="T372" style:parent-style-name="Основнойшрифтабзаца" style:family="text">
      <style:text-properties style:font-name="Times New Roman" fo:color="#000000" fo:font-size="14pt" style:font-size-asian="14pt" style:font-size-complex="14pt"/>
    </style:style>
    <style:style style:name="T373" style:parent-style-name="Основнойшрифтабзаца" style:family="text">
      <style:text-properties style:font-name="Times New Roman" fo:color="#000000" fo:font-size="14pt" style:font-size-asian="14pt" style:font-size-complex="14pt"/>
    </style:style>
    <style:style style:name="T374" style:parent-style-name="Основнойшрифтабзаца" style:family="text">
      <style:text-properties style:font-name="Times New Roman" fo:color="#000000" fo:font-size="14pt" style:font-size-asian="14pt" style:font-size-complex="14pt"/>
    </style:style>
    <style:style style:name="T375" style:parent-style-name="Основнойшрифтабзаца" style:family="text">
      <style:text-properties style:font-name="Times New Roman" fo:color="#000000" fo:font-size="14pt" style:font-size-asian="14pt" style:font-size-complex="14pt"/>
    </style:style>
    <style:style style:name="P376" style:parent-style-name="Textbody" style:family="paragraph">
      <style:paragraph-properties style:line-height-at-least="0.2291in"/>
    </style:style>
    <style:style style:name="T377" style:parent-style-name="Основнойшрифтабзаца" style:family="text">
      <style:text-properties style:font-name="Times New Roman" fo:color="#000000" fo:font-size="14pt" style:font-size-asian="14pt" style:font-size-complex="14pt"/>
    </style:style>
    <style:style style:name="T378" style:parent-style-name="Основнойшрифтабзаца" style:family="text">
      <style:text-properties style:font-name="Times New Roman" fo:color="#000000" fo:font-size="14pt" style:font-size-asian="14pt" style:font-size-complex="14pt"/>
    </style:style>
    <style:style style:name="T379" style:parent-style-name="Основнойшрифтабзаца" style:family="text">
      <style:text-properties style:font-name="Times New Roman" fo:color="#000000" fo:font-size="14pt" style:font-size-asian="14pt" style:font-size-complex="14pt"/>
    </style:style>
    <style:style style:name="T380" style:parent-style-name="Основнойшрифтабзаца" style:family="text">
      <style:text-properties style:font-name="Times New Roman" fo:color="#000000" fo:font-size="14pt" style:font-size-asian="14pt" style:font-size-complex="14pt"/>
    </style:style>
    <style:style style:name="T381" style:parent-style-name="Основнойшрифтабзаца" style:family="text">
      <style:text-properties style:font-name="Times New Roman" fo:color="#000000" fo:font-size="14pt" style:font-size-asian="14pt" style:font-size-complex="14pt"/>
    </style:style>
    <style:style style:name="T382" style:parent-style-name="Основнойшрифтабзаца" style:family="text">
      <style:text-properties style:font-name="Times New Roman" fo:color="#000000" fo:font-size="14pt" style:font-size-asian="14pt" style:font-size-complex="14pt"/>
    </style:style>
    <style:style style:name="T383" style:parent-style-name="Основнойшрифтабзаца" style:family="text">
      <style:text-properties style:font-name="Times New Roman" fo:color="#000000" fo:font-size="14pt" style:font-size-asian="14pt" style:font-size-complex="14pt"/>
    </style:style>
    <style:style style:name="T384" style:parent-style-name="Основнойшрифтабзаца" style:family="text">
      <style:text-properties style:font-name="Times New Roman" fo:color="#000000" fo:font-size="14pt" style:font-size-asian="14pt" style:font-size-complex="14pt"/>
    </style:style>
    <style:style style:name="T385" style:parent-style-name="Основнойшрифтабзаца" style:family="text">
      <style:text-properties style:font-name="Times New Roman" fo:color="#000000" fo:font-size="14pt" style:font-size-asian="14pt" style:font-size-complex="14pt"/>
    </style:style>
    <style:style style:name="P386"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387"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388" style:parent-style-name="Standard" style:family="paragraph">
      <style:paragraph-properties fo:text-align="justify" fo:margin-bottom="0.1388in" fo:line-height="115%"/>
      <style:text-properties style:font-name="Times New Roman" fo:font-size="14pt" style:font-size-asian="14pt" style:font-size-complex="14pt"/>
    </style:style>
    <style:style style:name="P389" style:parent-style-name="Heading1" style:family="paragraph">
      <style:paragraph-properties fo:text-align="center"/>
    </style:style>
    <style:style style:name="P390" style:parent-style-name="Heading1" style:family="paragraph">
      <style:paragraph-properties fo:text-align="center"/>
    </style:style>
    <style:style style:name="P391" style:parent-style-name="Textbody" style:family="paragraph">
      <style:paragraph-properties fo:text-align="center"/>
    </style:style>
    <style:style style:name="P392" style:parent-style-name="Standard" style:family="paragraph">
      <style:paragraph-properties fo:text-align="justify" fo:margin-bottom="0.1388in" fo:line-height="115%"/>
    </style:style>
    <style:style style:name="T393" style:parent-style-name="Основнойшрифтабзаца" style:family="text">
      <style:text-properties style:font-name="Times New Roman" fo:font-size="14pt" style:font-size-asian="14pt" style:font-size-complex="14pt"/>
    </style:style>
    <style:style style:name="T39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9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96" style:parent-style-name="Standard" style:family="paragraph">
      <style:paragraph-properties fo:text-align="justify" fo:margin-bottom="0.1388in" fo:line-height="115%"/>
    </style:style>
    <style:style style:name="T397" style:parent-style-name="Основнойшрифтабзаца" style:family="text">
      <style:text-properties style:font-name="Times New Roman" fo:font-size="14pt" style:font-size-asian="14pt" style:font-size-complex="14pt"/>
    </style:style>
    <style:style style:name="T39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9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400" style:parent-style-name="Standard" style:family="paragraph">
      <style:paragraph-properties fo:text-align="justify" fo:margin-bottom="0.1388in" fo:line-height="115%"/>
    </style:style>
    <style:style style:name="T40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02" style:parent-style-name="Основнойшрифтабзаца" style:family="text">
      <style:text-properties style:font-name="Times New Roman" fo:font-size="14pt" style:font-size-asian="14pt" style:font-size-complex="14pt"/>
    </style:style>
    <style:style style:name="T40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404"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405"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406" style:parent-style-name="Standard" style:family="paragraph">
      <style:paragraph-properties fo:text-align="justify" fo:margin-bottom="0.1388in" fo:line-height="115%"/>
      <style:text-properties style:font-name="Times New Roman" style:font-name-asian="Times New Roman" style:font-name-complex="Times New Roman" fo:font-size="14pt" style:font-size-asian="14pt" style:font-size-complex="14pt"/>
    </style:style>
    <style:style style:name="P407" style:parent-style-name="Standard" style:family="paragraph">
      <style:paragraph-properties fo:text-align="justify" fo:margin-bottom="0.1388in" fo:line-height="115%"/>
    </style:style>
    <style:style style:name="T408" style:parent-style-name="Основнойшрифтабзаца" style:family="text">
      <style:text-properties style:font-name="Times New Roman" fo:font-size="14pt" style:font-size-asian="14pt" style:font-size-complex="14pt"/>
    </style:style>
    <style:style style:name="T40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10" style:parent-style-name="Основнойшрифтабзаца" style:family="text">
      <style:text-properties style:font-name="Times New Roman" fo:font-size="14pt" style:font-size-asian="14pt" style:font-size-complex="14pt"/>
    </style:style>
    <style:style style:name="T41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12" style:parent-style-name="Основнойшрифтабзаца" style:family="text">
      <style:text-properties style:font-name="Times New Roman" fo:font-size="14pt" style:font-size-asian="14pt" style:font-size-complex="14pt"/>
    </style:style>
    <style:style style:name="T413" style:parent-style-name="Основнойшрифтабзаца" style:family="text">
      <style:text-properties style:font-name="Times New Roman" fo:font-size="14pt" style:font-size-asian="14pt" style:font-size-complex="14pt"/>
    </style:style>
    <style:style style:name="T41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15" style:parent-style-name="Основнойшрифтабзаца" style:family="text">
      <style:text-properties style:font-name="Times New Roman" fo:font-size="14pt" style:font-size-asian="14pt" style:font-size-complex="14pt"/>
    </style:style>
    <style:style style:name="T41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17" style:parent-style-name="Основнойшрифтабзаца" style:family="text">
      <style:text-properties style:font-name="Times New Roman" fo:font-size="14pt" style:font-size-asian="14pt" style:font-size-complex="14pt"/>
    </style:style>
    <style:style style:name="T41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19" style:parent-style-name="Основнойшрифтабзаца" style:family="text">
      <style:text-properties style:font-name="Times New Roman" fo:font-size="14pt" style:font-size-asian="14pt" style:font-size-complex="14pt"/>
    </style:style>
    <style:style style:name="T42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2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22" style:parent-style-name="Основнойшрифтабзаца" style:family="text">
      <style:text-properties style:font-name="Times New Roman" fo:font-size="14pt" style:font-size-asian="14pt" style:font-size-complex="14pt"/>
    </style:style>
    <style:style style:name="T423" style:parent-style-name="Основнойшрифтабзаца" style:family="text">
      <style:text-properties style:font-name="Times New Roman" fo:font-size="14pt" style:font-size-asian="14pt" style:font-size-complex="14pt"/>
    </style:style>
    <style:style style:name="T424" style:parent-style-name="Основнойшрифтабзаца" style:family="text">
      <style:text-properties style:font-name="Times New Roman" fo:font-size="14pt" style:font-size-asian="14pt" style:font-size-complex="14pt"/>
    </style:style>
    <style:style style:name="T425" style:parent-style-name="Основнойшрифтабзаца" style:family="text">
      <style:text-properties style:font-name="Times New Roman" fo:font-size="14pt" style:font-size-asian="14pt" style:font-size-complex="14pt"/>
    </style:style>
    <style:style style:name="P426" style:parent-style-name="Standard" style:family="paragraph">
      <style:paragraph-properties fo:text-align="justify" fo:margin-bottom="0.1388in" fo:line-height="115%"/>
      <style:text-properties style:font-name="Times New Roman" fo:font-size="14pt" style:font-size-asian="14pt" style:font-size-complex="14pt"/>
    </style:style>
    <style:style style:name="P427" style:parent-style-name="Standard" style:family="paragraph">
      <style:paragraph-properties fo:text-align="justify" fo:margin-bottom="0.1388in" fo:line-height="115%"/>
      <style:text-properties style:font-name="Times New Roman" fo:font-weight="bold" style:font-weight-asian="bold" style:font-weight-complex="bold" fo:font-size="14pt" style:font-size-asian="14pt" style:font-size-complex="14pt"/>
    </style:style>
    <style:style style:name="P428" style:parent-style-name="Heading1" style:family="paragraph">
      <style:paragraph-properties fo:text-align="center"/>
    </style:style>
    <style:style style:name="P429" style:parent-style-name="Heading3" style:family="paragraph">
      <style:paragraph-properties fo:text-align="center"/>
    </style:style>
    <style:style style:name="P430" style:parent-style-name="Standard" style:family="paragraph">
      <style:paragraph-properties fo:text-align="justify" fo:margin-bottom="0.1388in" fo:line-height="115%"/>
      <style:text-properties style:font-name="Times New Roman" fo:font-size="14pt" style:font-size-asian="14pt" style:font-size-complex="14pt"/>
    </style:style>
    <style:style style:name="P431" style:parent-style-name="Standard" style:family="paragraph">
      <style:paragraph-properties fo:text-align="justify" fo:margin-bottom="0.1388in" fo:line-height="115%"/>
      <style:text-properties style:font-name="Times New Roman" fo:font-size="14pt" style:font-size-asian="14pt" style:font-size-complex="14pt"/>
    </style:style>
    <style:style style:name="P432" style:parent-style-name="Standard" style:family="paragraph">
      <style:paragraph-properties fo:text-align="justify" fo:margin-bottom="0.1388in" fo:line-height="115%"/>
      <style:text-properties style:font-name="Times New Roman" fo:font-size="14pt" style:font-size-asian="14pt" style:font-size-complex="14pt"/>
    </style:style>
    <style:style style:name="P433" style:parent-style-name="Standard" style:family="paragraph">
      <style:paragraph-properties fo:text-align="justify" fo:margin-bottom="0.1388in" fo:line-height="115%"/>
      <style:text-properties style:font-name="Times New Roman" fo:font-size="14pt" style:font-size-asian="14pt" style:font-size-complex="14pt"/>
    </style:style>
    <style:style style:name="P434" style:parent-style-name="Standard" style:family="paragraph">
      <style:paragraph-properties fo:text-align="justify" fo:margin-bottom="0.1388in" fo:line-height="115%"/>
      <style:text-properties style:font-name="Times New Roman" fo:font-size="14pt" style:font-size-asian="14pt" style:font-size-complex="14pt"/>
    </style:style>
    <style:style style:name="P435" style:parent-style-name="Standard" style:family="paragraph">
      <style:paragraph-properties fo:text-align="justify" fo:margin-bottom="0.1388in" fo:line-height="115%"/>
      <style:text-properties style:font-name="Times New Roman" fo:font-size="14pt" style:font-size-asian="14pt" style:font-size-complex="14pt"/>
    </style:style>
    <style:style style:name="P436" style:parent-style-name="Standard" style:family="paragraph">
      <style:paragraph-properties fo:text-align="justify" fo:margin-bottom="0.1388in" fo:line-height="115%"/>
      <style:text-properties style:font-name="Times New Roman" fo:font-size="14pt" style:font-size-asian="14pt" style:font-size-complex="14pt"/>
    </style:style>
    <style:style style:name="P437" style:parent-style-name="Standard" style:family="paragraph">
      <style:paragraph-properties fo:text-align="justify" fo:margin-bottom="0.1388in" fo:line-height="115%"/>
      <style:text-properties style:font-name="Times New Roman" fo:font-size="14pt" style:font-size-asian="14pt" style:font-size-complex="14pt"/>
    </style:style>
    <style:style style:name="P438" style:parent-style-name="Standard" style:family="paragraph">
      <style:paragraph-properties fo:text-align="justify" fo:margin-bottom="0.1388in" fo:line-height="115%"/>
      <style:text-properties style:font-name="Times New Roman" fo:font-size="14pt" style:font-size-asian="14pt" style:font-size-complex="14pt"/>
    </style:style>
    <style:style style:name="P439" style:parent-style-name="Standard" style:family="paragraph">
      <style:paragraph-properties fo:text-align="justify" fo:margin-bottom="0.1388in" fo:line-height="115%"/>
      <style:text-properties style:font-name="Times New Roman" fo:font-size="14pt" style:font-size-asian="14pt" style:font-size-complex="14pt"/>
    </style:style>
    <style:style style:name="P440" style:parent-style-name="Standard" style:family="paragraph">
      <style:paragraph-properties fo:text-align="justify" fo:margin-bottom="0.1388in" fo:line-height="115%"/>
      <style:text-properties style:font-name="Times New Roman" fo:font-size="14pt" style:font-size-asian="14pt" style:font-size-complex="14pt"/>
    </style:style>
    <style:style style:name="P441" style:parent-style-name="Standard" style:family="paragraph">
      <style:paragraph-properties fo:text-align="justify" fo:margin-bottom="0.1388in" fo:line-height="115%"/>
      <style:text-properties style:font-name="Times New Roman" fo:font-size="14pt" style:font-size-asian="14pt" style:font-size-complex="14pt"/>
    </style:style>
    <style:style style:name="P442" style:parent-style-name="Standard" style:family="paragraph">
      <style:paragraph-properties fo:text-align="justify" fo:margin-bottom="0.1388in" fo:line-height="115%"/>
      <style:text-properties style:font-name="Times New Roman" fo:font-size="14pt" style:font-size-asian="14pt" style:font-size-complex="14pt"/>
    </style:style>
    <style:style style:name="P443" style:parent-style-name="Standard" style:family="paragraph">
      <style:paragraph-properties fo:text-align="justify" fo:margin-bottom="0.1388in" fo:line-height="115%"/>
      <style:text-properties style:font-name="Times New Roman" fo:font-size="14pt" style:font-size-asian="14pt" style:font-size-complex="14pt"/>
    </style:style>
    <style:style style:name="P444" style:parent-style-name="Standard" style:family="paragraph">
      <style:paragraph-properties fo:text-align="justify" fo:margin-bottom="0.1388in" fo:line-height="115%"/>
      <style:text-properties style:font-name="Times New Roman" fo:font-size="14pt" style:font-size-asian="14pt" style:font-size-complex="14pt"/>
    </style:style>
    <style:style style:name="P445" style:parent-style-name="Standard" style:family="paragraph">
      <style:paragraph-properties fo:text-align="justify" fo:margin-bottom="0.1388in" fo:line-height="115%"/>
      <style:text-properties style:font-name="Times New Roman" fo:font-size="14pt" style:font-size-asian="14pt" style:font-size-complex="14pt"/>
    </style:style>
    <style:style style:name="P446" style:parent-style-name="Standard" style:family="paragraph">
      <style:paragraph-properties fo:text-align="justify" fo:margin-bottom="0.1388in" fo:line-height="115%"/>
      <style:text-properties style:font-name="Times New Roman" fo:font-size="14pt" style:font-size-asian="14pt" style:font-size-complex="14pt"/>
    </style:style>
    <style:style style:name="P447" style:parent-style-name="Standard" style:family="paragraph">
      <style:paragraph-properties fo:text-align="justify" fo:margin-bottom="0.1388in" fo:line-height="115%"/>
      <style:text-properties style:font-name="Times New Roman" fo:font-size="14pt" style:font-size-asian="14pt" style:font-size-complex="14pt"/>
    </style:style>
    <style:style style:name="P448" style:parent-style-name="Standard" style:family="paragraph">
      <style:paragraph-properties fo:text-align="justify" fo:margin-bottom="0.1388in" fo:line-height="115%"/>
      <style:text-properties style:font-name="Times New Roman" fo:font-size="14pt" style:font-size-asian="14pt" style:font-size-complex="14pt"/>
    </style:style>
    <style:style style:name="P449" style:parent-style-name="Standard" style:family="paragraph">
      <style:paragraph-properties fo:text-align="justify" fo:margin-bottom="0.1388in" fo:line-height="115%"/>
      <style:text-properties style:font-name="Times New Roman" fo:font-size="14pt" style:font-size-asian="14pt" style:font-size-complex="14pt"/>
    </style:style>
    <style:style style:name="P450" style:parent-style-name="Standard" style:family="paragraph">
      <style:paragraph-properties fo:text-align="justify" fo:margin-bottom="0.1388in" fo:line-height="115%"/>
      <style:text-properties style:font-name="Times New Roman" fo:font-size="14pt" style:font-size-asian="14pt" style:font-size-complex="14pt"/>
    </style:style>
    <style:style style:name="P451" style:parent-style-name="Standard" style:family="paragraph">
      <style:paragraph-properties fo:text-align="justify" fo:margin-bottom="0.1388in" fo:line-height="115%"/>
      <style:text-properties style:font-name="Times New Roman" fo:font-size="14pt" style:font-size-asian="14pt" style:font-size-complex="14pt"/>
    </style:style>
    <style:style style:name="P452" style:parent-style-name="Standard" style:family="paragraph">
      <style:paragraph-properties fo:text-align="justify" fo:margin-bottom="0.1388in" fo:line-height="115%"/>
      <style:text-properties style:font-name="Times New Roman" fo:font-size="14pt" style:font-size-asian="14pt" style:font-size-complex="14pt"/>
    </style:style>
    <style:style style:name="P453" style:parent-style-name="Standard" style:family="paragraph">
      <style:paragraph-properties fo:text-align="justify" fo:margin-bottom="0.1388in" fo:line-height="115%"/>
      <style:text-properties style:font-name="Times New Roman" fo:font-size="14pt" style:font-size-asian="14pt" style:font-size-complex="14pt"/>
    </style:style>
    <style:style style:name="P454" style:parent-style-name="Standard" style:family="paragraph">
      <style:paragraph-properties fo:text-align="justify" fo:margin-bottom="0.1388in" fo:line-height="115%"/>
      <style:text-properties style:font-name="Times New Roman" fo:font-size="14pt" style:font-size-asian="14pt" style:font-size-complex="14pt"/>
    </style:style>
    <style:style style:name="P455" style:parent-style-name="Standard" style:family="paragraph">
      <style:paragraph-properties fo:text-align="justify" fo:margin-bottom="0.1388in" fo:line-height="115%"/>
      <style:text-properties style:font-name="Times New Roman" fo:font-size="14pt" style:font-size-asian="14pt" style:font-size-complex="14pt"/>
    </style:style>
    <style:style style:name="P456" style:parent-style-name="Standard" style:family="paragraph">
      <style:paragraph-properties fo:text-align="justify" fo:margin-bottom="0.1388in" fo:line-height="115%"/>
      <style:text-properties style:font-name="Times New Roman" fo:font-size="14pt" style:font-size-asian="14pt" style:font-size-complex="14pt"/>
    </style:style>
    <style:style style:name="P457" style:parent-style-name="Standard" style:family="paragraph">
      <style:paragraph-properties fo:text-align="justify" fo:margin-bottom="0.1388in" fo:line-height="115%"/>
      <style:text-properties style:font-name="Times New Roman" fo:font-size="14pt" style:font-size-asian="14pt" style:font-size-complex="14pt"/>
    </style:style>
    <style:style style:name="P458" style:parent-style-name="Standard" style:family="paragraph">
      <style:paragraph-properties fo:text-align="justify" fo:margin-bottom="0.1388in" fo:line-height="115%"/>
      <style:text-properties style:font-name="Times New Roman" fo:font-size="14pt" style:font-size-asian="14pt" style:font-size-complex="14pt"/>
    </style:style>
    <style:style style:name="P459" style:parent-style-name="Standard" style:family="paragraph">
      <style:paragraph-properties fo:text-align="justify" fo:margin-bottom="0.1388in" fo:line-height="115%"/>
      <style:text-properties style:font-name="Times New Roman" fo:font-size="14pt" style:font-size-asian="14pt" style:font-size-complex="14pt"/>
    </style:style>
    <style:style style:name="P460" style:parent-style-name="Standard" style:family="paragraph">
      <style:paragraph-properties fo:text-align="justify" fo:margin-bottom="0.1388in" fo:line-height="115%"/>
      <style:text-properties style:font-name="Times New Roman" fo:font-size="14pt" style:font-size-asian="14pt" style:font-size-complex="14pt"/>
    </style:style>
    <style:style style:name="P461" style:parent-style-name="Standard" style:family="paragraph">
      <style:paragraph-properties fo:text-align="justify" fo:margin-bottom="0.1388in" fo:line-height="115%"/>
      <style:text-properties style:font-name="Times New Roman" fo:font-size="14pt" style:font-size-asian="14pt" style:font-size-complex="14pt"/>
    </style:style>
    <style:style style:name="P462" style:parent-style-name="Standard" style:family="paragraph">
      <style:paragraph-properties fo:text-align="justify" fo:margin-bottom="0.1388in" fo:line-height="115%"/>
      <style:text-properties style:font-name="Times New Roman" fo:font-size="14pt" style:font-size-asian="14pt" style:font-size-complex="14pt"/>
    </style:style>
    <style:style style:name="P463" style:parent-style-name="Standard" style:family="paragraph">
      <style:paragraph-properties fo:text-align="justify" fo:margin-bottom="0.1388in" fo:line-height="115%"/>
      <style:text-properties style:font-name="Times New Roman" fo:font-size="14pt" style:font-size-asian="14pt" style:font-size-complex="14pt"/>
    </style:style>
    <style:style style:name="P464" style:parent-style-name="Standard" style:family="paragraph">
      <style:paragraph-properties fo:text-align="justify" fo:margin-bottom="0.1388in" fo:line-height="115%"/>
      <style:text-properties style:font-name="Times New Roman" fo:font-size="14pt" style:font-size-asian="14pt" style:font-size-complex="14pt"/>
    </style:style>
    <style:style style:name="P465" style:parent-style-name="Standard" style:family="paragraph">
      <style:paragraph-properties fo:text-align="justify" fo:margin-bottom="0.1388in" fo:line-height="115%"/>
      <style:text-properties style:font-name="Times New Roman" fo:font-size="14pt" style:font-size-asian="14pt" style:font-size-complex="14pt"/>
    </style:style>
    <style:style style:name="P466" style:parent-style-name="Standard" style:family="paragraph">
      <style:paragraph-properties fo:text-align="justify" fo:margin-bottom="0.1388in" fo:line-height="115%"/>
      <style:text-properties style:font-name="Times New Roman" fo:font-size="14pt" style:font-size-asian="14pt" style:font-size-complex="14pt"/>
    </style:style>
    <style:style style:name="P467" style:parent-style-name="Standard" style:family="paragraph">
      <style:paragraph-properties fo:text-align="justify" fo:margin-bottom="0.1388in" fo:line-height="115%"/>
      <style:text-properties style:font-name="Times New Roman" fo:font-size="14pt" style:font-size-asian="14pt" style:font-size-complex="14pt"/>
    </style:style>
    <style:style style:name="P468" style:parent-style-name="Standard" style:family="paragraph">
      <style:paragraph-properties fo:text-align="justify" fo:margin-bottom="0.1388in" fo:line-height="115%"/>
      <style:text-properties style:font-name="Times New Roman" fo:font-size="14pt" style:font-size-asian="14pt" style:font-size-complex="14pt"/>
    </style:style>
    <style:style style:name="P469" style:parent-style-name="Standard" style:family="paragraph">
      <style:paragraph-properties fo:text-align="justify" fo:margin-bottom="0.1388in" fo:line-height="115%"/>
      <style:text-properties style:font-name="Times New Roman" fo:font-size="14pt" style:font-size-asian="14pt" style:font-size-complex="14pt"/>
    </style:style>
    <style:style style:name="P470" style:parent-style-name="Standard" style:family="paragraph">
      <style:paragraph-properties fo:text-align="justify" fo:margin-bottom="0.1388in" fo:line-height="115%"/>
      <style:text-properties style:font-name="Times New Roman" fo:font-size="14pt" style:font-size-asian="14pt" style:font-size-complex="14pt"/>
    </style:style>
    <style:style style:name="P471" style:parent-style-name="Standard" style:family="paragraph">
      <style:paragraph-properties fo:text-align="justify" fo:margin-bottom="0.1388in" fo:line-height="115%"/>
      <style:text-properties style:font-name="Times New Roman" fo:font-size="14pt" style:font-size-asian="14pt" style:font-size-complex="14pt"/>
    </style:style>
    <style:style style:name="P472" style:parent-style-name="Standard" style:family="paragraph">
      <style:paragraph-properties fo:text-align="justify" fo:margin-bottom="0.1388in" fo:line-height="115%"/>
      <style:text-properties style:font-name="Times New Roman" fo:font-size="14pt" style:font-size-asian="14pt" style:font-size-complex="14pt"/>
    </style:style>
    <style:style style:name="P473" style:parent-style-name="Standard" style:family="paragraph">
      <style:paragraph-properties fo:text-align="justify" fo:margin-bottom="0.1388in" fo:line-height="115%"/>
      <style:text-properties style:font-name="Times New Roman" fo:font-size="14pt" style:font-size-asian="14pt" style:font-size-complex="14pt"/>
    </style:style>
    <style:style style:name="P474" style:parent-style-name="Standard" style:family="paragraph">
      <style:paragraph-properties fo:text-align="justify" fo:margin-bottom="0.1388in" fo:line-height="115%"/>
      <style:text-properties style:font-name="Times New Roman" fo:font-size="14pt" style:font-size-asian="14pt" style:font-size-complex="14pt"/>
    </style:style>
    <style:style style:name="P475" style:parent-style-name="Standard" style:family="paragraph">
      <style:paragraph-properties fo:text-align="justify" fo:margin-bottom="0.1388in" fo:line-height="115%"/>
      <style:text-properties style:font-name="Times New Roman" fo:font-size="14pt" style:font-size-asian="14pt" style:font-size-complex="14pt"/>
    </style:style>
    <style:style style:name="P476" style:parent-style-name="Standard" style:family="paragraph">
      <style:paragraph-properties fo:text-align="justify" fo:margin-bottom="0.1388in" fo:line-height="115%"/>
      <style:text-properties style:font-name="Times New Roman" fo:font-size="14pt" style:font-size-asian="14pt" style:font-size-complex="14pt"/>
    </style:style>
    <style:style style:name="P477" style:parent-style-name="Standard" style:family="paragraph">
      <style:paragraph-properties fo:text-align="justify" fo:margin-bottom="0.1388in" fo:line-height="115%"/>
      <style:text-properties style:font-name="Times New Roman" fo:font-size="14pt" style:font-size-asian="14pt" style:font-size-complex="14pt"/>
    </style:style>
    <style:style style:name="P478" style:parent-style-name="Standard" style:family="paragraph">
      <style:paragraph-properties fo:text-align="justify" fo:margin-bottom="0.1388in" fo:line-height="115%"/>
      <style:text-properties style:font-name="Times New Roman" fo:font-size="14pt" style:font-size-asian="14pt" style:font-size-complex="14pt"/>
    </style:style>
    <style:style style:name="P479" style:parent-style-name="Standard" style:family="paragraph">
      <style:paragraph-properties fo:text-align="justify" fo:margin-bottom="0.1388in" fo:line-height="115%"/>
      <style:text-properties style:font-name="Times New Roman" fo:font-size="14pt" style:font-size-asian="14pt" style:font-size-complex="14pt"/>
    </style:style>
    <style:style style:name="P480" style:parent-style-name="Heading3" style:family="paragraph">
      <style:paragraph-properties fo:text-align="center"/>
    </style:style>
    <style:style style:name="P481" style:parent-style-name="Heading3" style:family="paragraph">
      <style:paragraph-properties fo:text-align="center"/>
    </style:style>
    <style:style style:name="P482" style:parent-style-name="Heading3" style:family="paragraph">
      <style:paragraph-properties fo:text-align="center"/>
    </style:style>
    <style:style style:name="P483" style:parent-style-name="Heading3" style:family="paragraph">
      <style:paragraph-properties fo:text-align="center"/>
    </style:style>
    <style:style style:name="P484" style:parent-style-name="Heading3" style:family="paragraph">
      <style:paragraph-properties fo:text-align="center"/>
    </style:style>
    <style:style style:name="P485" style:parent-style-name="Heading3" style:family="paragraph">
      <style:paragraph-properties fo:text-align="center"/>
    </style:style>
    <style:style style:name="P486" style:parent-style-name="Heading3" style:family="paragraph">
      <style:paragraph-properties fo:text-align="center"/>
    </style:style>
    <style:style style:name="P487" style:parent-style-name="Standard" style:family="paragraph">
      <style:paragraph-properties fo:text-align="justify" fo:margin-bottom="0.1388in" fo:line-height="115%"/>
      <style:text-properties style:font-name="Times New Roman" fo:font-size="14pt" style:font-size-asian="14pt" style:font-size-complex="14pt"/>
    </style:style>
    <style:style style:name="P488" style:parent-style-name="Standard" style:family="paragraph">
      <style:paragraph-properties fo:text-align="justify" fo:margin-bottom="0.1388in" fo:line-height="115%"/>
      <style:text-properties style:font-name="Times New Roman" fo:font-size="14pt" style:font-size-asian="14pt" style:font-size-complex="14pt"/>
    </style:style>
    <style:style style:name="P489" style:parent-style-name="Standard" style:family="paragraph">
      <style:paragraph-properties fo:text-align="justify" fo:margin-bottom="0.1388in" fo:line-height="115%"/>
      <style:text-properties style:font-name="Times New Roman" fo:font-size="14pt" style:font-size-asian="14pt" style:font-size-complex="14pt"/>
    </style:style>
    <style:style style:name="P490" style:parent-style-name="Standard" style:family="paragraph">
      <style:paragraph-properties fo:text-align="justify" fo:margin-bottom="0.1388in" fo:line-height="115%"/>
      <style:text-properties style:font-name="Times New Roman" fo:font-size="14pt" style:font-size-asian="14pt" style:font-size-complex="14pt"/>
    </style:style>
    <style:style style:name="P491" style:parent-style-name="Standard" style:family="paragraph">
      <style:paragraph-properties fo:text-align="justify" fo:margin-bottom="0.1388in" fo:line-height="115%"/>
      <style:text-properties style:font-name="Times New Roman" fo:font-size="14pt" style:font-size-asian="14pt" style:font-size-complex="14pt"/>
    </style:style>
    <style:style style:name="P492" style:parent-style-name="Standard" style:family="paragraph">
      <style:paragraph-properties fo:text-align="justify" fo:margin-bottom="0.1388in" fo:line-height="115%"/>
      <style:text-properties style:font-name="Times New Roman" fo:font-size="14pt" style:font-size-asian="14pt" style:font-size-complex="14pt"/>
    </style:style>
    <style:style style:name="P493" style:parent-style-name="Standard" style:family="paragraph">
      <style:paragraph-properties fo:text-align="justify" fo:margin-bottom="0.1388in" fo:line-height="115%"/>
      <style:text-properties style:font-name="Times New Roman" fo:font-size="14pt" style:font-size-asian="14pt" style:font-size-complex="14pt"/>
    </style:style>
    <style:style style:name="P494" style:parent-style-name="Standard" style:family="paragraph">
      <style:paragraph-properties fo:text-align="justify" fo:margin-bottom="0.1388in" fo:line-height="115%"/>
      <style:text-properties style:font-name="Times New Roman" fo:font-size="14pt" style:font-size-asian="14pt" style:font-size-complex="14pt"/>
    </style:style>
    <style:style style:name="P495" style:parent-style-name="Standard" style:family="paragraph">
      <style:paragraph-properties fo:text-align="justify" fo:margin-bottom="0.1388in" fo:line-height="115%"/>
      <style:text-properties style:font-name="Times New Roman" fo:font-size="14pt" style:font-size-asian="14pt" style:font-size-complex="14pt"/>
    </style:style>
    <style:style style:name="P496"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497" style:parent-style-name="Standard" style:family="paragraph">
      <style:paragraph-properties fo:text-align="justify" fo:margin-bottom="0.1388in" fo:line-height="115%"/>
      <style:text-properties style:font-name="Times New Roman" fo:font-size="14pt" style:font-size-asian="14pt" style:font-size-complex="14pt"/>
    </style:style>
    <style:style style:name="P498"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499" style:parent-style-name="Standard" style:family="paragraph">
      <style:paragraph-properties fo:text-align="justify" fo:margin-bottom="0.1388in" fo:line-height="115%"/>
      <style:text-properties style:font-name="Times New Roman" fo:font-size="14pt" style:font-size-asian="14pt" style:font-size-complex="14pt"/>
    </style:style>
    <style:style style:name="P500" style:parent-style-name="Standard" style:list-style-name="LFO3" style:family="paragraph">
      <style:paragraph-properties fo:text-align="justify" fo:margin-bottom="0.1388in" fo:line-height="115%"/>
      <style:text-properties style:font-name="Times New Roman" fo:font-size="14pt" style:font-size-asian="14pt" style:font-size-complex="14pt"/>
    </style:style>
    <style:style style:name="P501" style:parent-style-name="Standard" style:list-style-name="LFO3" style:family="paragraph">
      <style:paragraph-properties fo:text-align="justify" fo:margin-bottom="0.1388in" fo:line-height="115%"/>
      <style:text-properties style:font-name="Times New Roman" fo:font-size="14pt" style:font-size-asian="14pt" style:font-size-complex="14pt"/>
    </style:style>
    <style:style style:name="P502" style:parent-style-name="Standard" style:list-style-name="LFO3" style:family="paragraph">
      <style:paragraph-properties fo:text-align="justify" fo:margin-bottom="0.1388in" fo:line-height="115%"/>
      <style:text-properties style:font-name="Times New Roman" fo:font-size="14pt" style:font-size-asian="14pt" style:font-size-complex="14pt"/>
    </style:style>
    <style:style style:name="P503" style:parent-style-name="Standard" style:list-style-name="LFO3" style:family="paragraph">
      <style:paragraph-properties fo:text-align="justify" fo:margin-bottom="0.1388in" fo:line-height="115%"/>
    </style:style>
    <style:style style:name="T504" style:parent-style-name="Основнойшрифтабзаца" style:family="text">
      <style:text-properties style:font-name="Times New Roman" fo:font-size="14pt" style:font-size-asian="14pt" style:font-size-complex="14pt"/>
    </style:style>
    <style:style style:name="T505" style:parent-style-name="Основнойшрифтабзаца" style:family="text">
      <style:text-properties style:font-name="Times New Roman" fo:font-size="14pt" style:font-size-asian="14pt" style:font-size-complex="14pt"/>
    </style:style>
    <style:style style:name="P506" style:parent-style-name="Standard" style:list-style-name="LFO3" style:family="paragraph">
      <style:paragraph-properties fo:text-align="justify" fo:margin-bottom="0.1388in" fo:line-height="115%"/>
    </style:style>
    <style:style style:name="T50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508" style:parent-style-name="Основнойшрифтабзаца" style:family="text">
      <style:text-properties style:font-name="Times New Roman" fo:font-size="14pt" style:font-size-asian="14pt" style:font-size-complex="14pt"/>
    </style:style>
    <style:style style:name="T509" style:parent-style-name="Основнойшрифтабзаца" style:family="text">
      <style:text-properties style:font-name="Times New Roman" fo:font-size="14pt" style:font-size-asian="14pt" style:font-size-complex="14pt"/>
    </style:style>
    <style:style style:name="T510" style:parent-style-name="Основнойшрифтабзаца" style:family="text">
      <style:text-properties style:font-name="Times New Roman" fo:font-size="14pt" style:font-size-asian="14pt" style:font-size-complex="14pt"/>
    </style:style>
    <style:style style:name="P511" style:parent-style-name="Standard" style:family="paragraph">
      <style:paragraph-properties fo:text-align="justify" fo:margin-bottom="0.1388in" fo:line-height="115%"/>
      <style:text-properties style:font-name="Times New Roman" fo:font-size="14pt" style:font-size-asian="14pt" style:font-size-complex="14pt" style:text-underline-type="single" style:text-underline-style="solid" style:text-underline-width="auto" style:text-underline-mode="continuous"/>
    </style:style>
    <style:style style:name="P512" style:parent-style-name="Standard" style:family="paragraph">
      <style:paragraph-properties fo:text-align="justify" fo:margin-bottom="0.1388in" fo:line-height="115%"/>
      <style:text-properties style:font-name="Times New Roman" fo:font-size="14pt" style:font-size-asian="14pt" style:font-size-complex="14pt"/>
    </style:style>
    <style:style style:name="P513" style:parent-style-name="Standard" style:family="paragraph">
      <style:paragraph-properties fo:text-align="justify" fo:margin-bottom="0.1388in"/>
    </style:style>
    <style:style style:name="T514" style:parent-style-name="Основнойшрифтабзаца" style:family="text">
      <style:text-properties style:font-name="Times New Roman" style:font-name-asian="Calibri" style:font-name-complex="Calibri" fo:font-size="14pt" style:font-size-asian="14pt" style:font-size-complex="14pt" style:language-complex="ar" style:country-complex="SA"/>
    </style:style>
    <style:style style:name="P515" style:parent-style-name="Standard" style:family="paragraph">
      <style:paragraph-properties fo:text-align="justify" fo:margin-bottom="0.1388in"/>
      <style:text-properties style:font-name="Times New Roman" fo:font-size="14pt" style:font-size-asian="14pt" style:font-size-complex="14pt"/>
    </style:style>
    <style:style style:name="P516" style:parent-style-name="Standard" style:family="paragraph">
      <style:paragraph-properties fo:text-align="justify" fo:margin-bottom="0.1388in" fo:line-height="115%"/>
      <style:text-properties style:font-name="Times New Roman" style:font-name-asian="Calibri" style:font-name-complex="Calibri" fo:font-size="14pt" style:font-size-asian="14pt" style:font-size-complex="14pt"/>
    </style:style>
    <style:style style:name="P517" style:parent-style-name="Standard" style:family="paragraph">
      <style:paragraph-properties fo:margin-bottom="0.1388in" fo:line-height="115%"/>
      <style:text-properties style:font-name="Calibri" style:font-name-asian="Calibri" style:font-name-complex="Calibri" fo:font-size="11pt" style:font-size-asian="11pt" style:font-size-complex="11pt"/>
    </style:style>
    <style:style style:name="P518" style:parent-style-name="Standard" style:family="paragraph">
      <style:paragraph-properties fo:margin-bottom="0.1388in" fo:line-height="115%"/>
      <style:text-properties style:font-name="Calibri" style:font-name-asian="Calibri" style:font-name-complex="Calibri" fo:font-size="11pt" style:font-size-asian="11pt" style:font-size-complex="11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
      <text:table-of-content text:name="_TOC0">
        <text:table-of-content-source text:outline-level="9" text:use-outline-level="true" text:use-index-marks="true" text:use-index-source-styles="false" text:index-scope="document">
          <text:table-of-content-entry-template text:outline-level="1" text:style-name="Обычный">
            <text:index-entry-text/>
            <text:index-entry-tab-stop style:leader-char="." style:type="right"/>
            <text:index-entry-page-number/>
          </text:table-of-content-entry-template>
          <text:table-of-content-entry-template text:outline-level="2" text:style-name="Обычный">
            <text:index-entry-text/>
            <text:index-entry-tab-stop style:leader-char="." style:type="right"/>
            <text:index-entry-page-number/>
          </text:table-of-content-entry-template>
          <text:table-of-content-entry-template text:outline-level="3" text:style-name="Обычный">
            <text:index-entry-text/>
            <text:index-entry-tab-stop style:leader-char="." style:type="right"/>
            <text:index-entry-page-number/>
          </text:table-of-content-entry-template>
          <text:table-of-content-entry-template text:outline-level="4" text:style-name="Обычный">
            <text:index-entry-text/>
            <text:index-entry-tab-stop style:leader-char="." style:type="right"/>
            <text:index-entry-page-number/>
          </text:table-of-content-entry-template>
          <text:table-of-content-entry-template text:outline-level="5" text:style-name="Обычный">
            <text:index-entry-text/>
            <text:index-entry-tab-stop style:leader-char="." style:type="right"/>
            <text:index-entry-page-number/>
          </text:table-of-content-entry-template>
          <text:table-of-content-entry-template text:outline-level="6" text:style-name="Обычный">
            <text:index-entry-text/>
            <text:index-entry-tab-stop style:leader-char="." style:type="right"/>
            <text:index-entry-page-number/>
          </text:table-of-content-entry-template>
          <text:table-of-content-entry-template text:outline-level="7" text:style-name="Обычный">
            <text:index-entry-text/>
            <text:index-entry-tab-stop style:leader-char="." style:type="right"/>
            <text:index-entry-page-number/>
          </text:table-of-content-entry-template>
          <text:table-of-content-entry-template text:outline-level="8" text:style-name="Обычный">
            <text:index-entry-text/>
            <text:index-entry-tab-stop style:leader-char="." style:type="right"/>
            <text:index-entry-page-number/>
          </text:table-of-content-entry-template>
          <text:table-of-content-entry-template text:outline-level="9" text:style-name="Обычный">
            <text:index-entry-text/>
            <text:index-entry-tab-stop style:leader-char="." style:type="right"/>
            <text:index-entry-page-number/>
          </text:table-of-content-entry-template>
        </text:table-of-content-source>
        <text:index-body>
          <text:p text:style-name="P6">Оглавление</text:p>
          <text:p text:style-name="Contents1">Введение<text:tab/>2</text:p>
          <text:p text:style-name="Contents1">ГЛАВА I.<text:tab/>3</text:p>
          <text:p text:style-name="Contents3">Основная часть<text:tab/>3</text:p>
          <text:p text:style-name="Contents3">Структура предприятия<text:tab/>4</text:p>
          <text:p text:style-name="Contents1">ГЛАВА II.<text:tab/>5</text:p>
          <text:p text:style-name="Contents3">Должностная инструкция «Техник-программиста»<text:tab/>5</text:p>
          <text:p text:style-name="Contents1">ГЛАВА III.<text:tab/>8</text:p>
          <text:p text:style-name="Contents3">Практическая часть<text:tab/>8</text:p>
          <text:p text:style-name="Contents3">Диагностика компьютера.<text:tab/>8</text:p>
          <text:p text:style-name="Contents3">Описание возможностей программы PC-Wizard<text:s/><text:tab/>8</text:p>
          <text:p text:style-name="Contents3"><text:s/>Анализ предоставленного ПК, выявление проблем.<text:tab/>9</text:p>
          <text:p text:style-name="Contents3">Установка программного обеспечения<text:tab/>11</text:p>
          <text:p text:style-name="Contents3"><text:s/>Установка интернета, проводим интернет в помещении. (Wi-Fi)<text:tab/>11</text:p>
          <text:p text:style-name="Contents3">1C:Предприятие.<text:tab/>13</text:p>
          <text:p text:style-name="Contents1">Заключение.<text:tab/>14</text:p>
          <text:p text:style-name="Contents1">Приложение<text:tab/>15</text:p>
          <text:p text:style-name="Contents3">Общие требования техники безопасности при работе на персональном компьютере<text:tab/>15</text:p>
          <text:p text:style-name="Contents3">Правила охраны труда и техники безопасности на предприятии<text:tab/>19</text:p>
        </text:index-body>
      </text:table-of-content>
      <text:p text:style-name="Contents3"/>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Введение</text:p>
      <text:p text:style-name="P21"><text:tab/>Развитие экономических и социальных отношений, расширение сети и<text:s/>предприятий и увеличение их размеров, возникновение новых связей между предприятиями и отраслями, увеличение потоков и объемов информации – все это привело к резкому усложнению управленческих задач. Усложнение задачи, решаемых в сфере управления, обусловило в свою очередь изменение характера процессов управления. Современный руководитель должен уметь принимать решения в ситуациях, характеризующихся многочисленными факторами и взаимными связями. Поэтому управленческие задачи потребовали новые методы решения.<text:s/>Применение вычислительных машин значительно повышает оперативность управления, но при этом предполагается активное участие человека в процессе управления. Именно он принимает окончательное решение на основе оценки различных расчетных вариантов, учитывая имеющиеся в его распоряжение дополнительные данные.<text:s/></text:p>
      <text:p text:style-name="P22">Производственно-технологическая практика является органической частью учебного процесса и имеет цель закрепить и углубить знания, полученные в процессе теоретической деятельности, приобщить студента к общественно-полезному труду и увязать полученные теоретические знания с реальными условиями производства. Производственная технологическая практика должна проводиться на базовых предприятиях (организациях) под руководством опытных специалистов. Во время прохождения производственной технологической практики студенты-практиканты работают по режиму, установленному для данного предприятия и подчиняются правилам внутреннего распорядка этой организации.</text:p>
      <text:p text:style-name="P23"><text:span text:style-name="T24"><text:tab/>Целью производственно-технологической практики является изучен</text:span><text:span text:style-name="T25">ие</text:span><text:span text:style-name="T26"><text:s/></text:span><text:span text:style-name="T27">студентами реального предприятия и условий работы на нем, получение навыков в разработке и сопровождении программ, изучении информационных потоков и документооборота, способов хранения и обработки информации, сбор материалов для отчета и предварительный</text:span><text:span text:style-name="T28"><text:s/>Выбор вероятной темы дипломного проекта. Кроме того, во время прохождения практики студенты-практиканты должны также принимать активное участие в общественной жизни предприятия.</text:span></text:p>
      <text:p text:style-name="P29"/>
      <text:p text:style-name="P30"/>
      <text:p text:style-name="P31"/>
      <text:p text:style-name="P32">ГЛАВА<text:s/><text:span text:style-name="T33">I</text:span><text:span text:style-name="T34">.</text:span></text:p>
      <text:p text:style-name="P35">Основная часть</text:p>
      <text:p text:style-name="P36"><text:span text:style-name="T37"><text:s text:c="4"/></text:span><text:span text:style-name="T38"><text:tab/></text:span><text:span text:style-name="T39">В соответствии с учебным планом я п</text:span><text:span text:style-name="T40">р</text:span><text:span text:style-name="T41">оходила<text:s/></text:span><text:span text:style-name="T42">производственную практику в обществе с ограниченной ответственностью “Корвинда” С 6-го июля 2015-го года по 18-</text:span><text:span text:style-name="T43">о</text:span><text:span text:style-name="T44">е июля 2015-го года. Компания, в которой я проходила производственную практику, "Корвинда" является обществом с ограниченной ответственностью. О</text:span><text:span text:style-name="T45">бщество <text:s/>является юридическим лицом. Полное официальное наименование<text:s/></text:span><text:span text:style-name="T46">о</text:span><text:span text:style-name="T47">бщес</text:span><text:span text:style-name="T48">тва</text:span><text:span text:style-name="T49"><text:s/>- "Общество с Ограниченной Ответственностью "Корвинда" – ООО «Корвинда».</text:span></text:p>
      <text:p text:style-name="P50"><text:span text:style-name="T51"><text:s text:c="3"/></text:span><text:span text:style-name="T52"><text:tab/></text:span><text:span text:style-name="T53">Основным направлением деятельности ООО "Корвинда": прочая оптовая торговля, оптовая торговля автомоби</text:span><text:span text:style-name="T54">льными деталями, узлами и принадлежностями, оптовая торговля через агентов (за вознаграждение или на договорной основе).</text:span></text:p>
      <text:p text:style-name="P55"><text:span text:style-name="T56"><text:s text:c="3"/></text:span><text:span text:style-name="T57"><text:tab/></text:span><text:span text:style-name="T58">Я была принята для прохождения производственной практики в штат общества на должность техника-программиста. В процессе прохождения<text:s/></text:span><text:span text:style-name="T59">производственной практики я:</text:span></text:p>
      <text:p text:style-name="P60">- Ознакомилась с Программным Обеспечением.</text:p>
      <text:p text:style-name="P61">- Ознакомилась с Операционной системой.</text:p>
      <text:p text:style-name="P62">- Ознакомилась с организацией и выполняемыми функциями и обязанностями работников предприятия.</text:p>
      <text:p text:style-name="P63"><text:span text:style-name="T64">- Ознакомил</text:span><text:span text:style-name="T65">а</text:span><text:span text:style-name="T66">с</text:span><text:span text:style-name="T67">ь</text:span><text:span text:style-name="T68"><text:s/>с особенностями программиста в сфе</text:span><text:span text:style-name="T69">ре 1С.</text:span></text:p>
      <text:p text:style-name="P70">- Научилась переустанавливать Операционные Системы на компьютерах</text:p>
      <text:p text:style-name="P71"><text:span text:style-name="T72">-<text:s/></text:span><text:span text:style-name="T73">Установкой Интернета.</text:span></text:p>
      <text:p text:style-name="P74"><text:span text:style-name="T75">- Осуществлял</text:span><text:span text:style-name="T76">а</text:span><text:span text:style-name="T77"><text:s/>иную, связанную с программированием деятельность.</text:span></text:p>
      <text:p text:style-name="P78"/>
      <text:p text:style-name="P79"/>
      <text:p text:style-name="P80"/>
      <text:p text:style-name="P81"/>
      <text:p text:style-name="P82"/>
      <text:p text:style-name="P83">Структура предприятия</text:p>
      <text:p text:style-name="P84"/>
      <text:p text:style-name="P85"><text:span text:style-name="T86">Ф</text:span><text:span text:style-name="T87">ункции отделов:</text:span></text:p>
      <text:p text:style-name="P88"><text:tab/><text:span text:style-name="T89">1. Учредитель – основатель, организатор, участвующий в образовании имущества и принявшие на себя обязательства согласно учредительным документам, финансирует д</text:span><text:span text:style-name="T90">еятельность предприятия, получает процент от приносимой прибыли, вносит финансовые и имущественные вклады в капитал компании, приобретает имущества.</text:span></text:p>
      <text:p text:style-name="P91"><text:tab/>2. Директор – контролирует ход выполнения поставленных задач.</text:p>
      <text:p text:style-name="P92"><text:tab/>3. Бухгалтер – специалист, ведущий торговые<text:s/>и учетные книги по правилам бухгалтерского учета, контролирует доход, расход предприятия и начисляет заработную плату сотрудникам</text:p>
      <text:p text:style-name="P93"><text:tab/>4. Сотрудники – права и обязанности лица, вступившего в трудовые отношения с заключением трудового контракта. Лицо, заключившее трудовой контракт, имеет право, согласно ст.2 КЗоТ: на условия труда, отвечающие требованиям безопасности и гигиены; на возмещение ущерба, причиненного повреждением здоровья в связи с работой; на равное вознаграждение за равный труда без какой бы то ни<text:s/>было дискриминации и не ниже установленного законом минимального размера; на отдых, обеспечиваемый установлением предельной продолжительности рабочего времени, сокращенным рабочим днем для ряда профессий и работ, предоставлением еженедельных выходных дней, праздничных дней, а также оплачиваемых ежегодных отпусков; на объединение в профессиональные союзы; на социальное обеспечение по возрасту, при утрате трудоспособности и в иных установленных законом случаях; на судебную защиту своих трудовых прав. Работник как сторона трудового контракта не только наделен правами, но и принимает на себя выполнение обязанностей. Работник обязан: добросовестно выполнять трудовые обязанности; соблюдать трудовую дисциплину; бережно относиться к имуществу организации; выполнять<text:s/>установленные нормы труда. Эти обязанности конкретизируются в законах, распространяемых на отдельные категории работников, в иных нормативных актах, а также в трудовом контракте. Если работник принимает на себя обязанность по совмещению профессий, выполнению смежных операций, то в трудовом контракте даются перечень этих работ и их объемы</text:p>
      <text:p text:style-name="P94"/>
      <text:p text:style-name="P95"/>
      <text:p text:style-name="P96"/>
      <text:p text:style-name="P97">ГЛАВА<text:s/><text:span text:style-name="T98">II</text:span><text:span text:style-name="T99">.</text:span></text:p>
      <text:p text:style-name="P100">Должностная инструкция<text:s/><text:span text:style-name="T101">«</text:span>Техник-программиста<text:span text:style-name="T102">»</text:span></text:p>
      <text:p text:style-name="P103"><text:span text:style-name="T104"><text:tab/>Давайте для начала разберем: кто такой<text:s/></text:span><text:span text:style-name="T105">техник-программист</text:span><text:span text:style-name="T106">, какие к нему требования и обязаности, а так же за что</text:span><text:span text:style-name="T107"><text:s/>он ответственнен.</text:span></text:p>
      <text:p text:style-name="P108"/>
      <text:p text:style-name="P109"><text:span text:style-name="T110">1.<text:s/></text:span><text:span text:style-name="T111">Общая цель должности</text:span></text:p>
      <text:p text:style-name="P112"><text:s text:c="2"/><text:tab/>Техник-программист выполняет работу по обеспечению механизированной и автоматизированной обработки поступающей в вычислительный (информационно-вычислительный) центр (ВЦ, ИВЦ) информации, разработки технологии<text:s/>решение экономических и других задач производственного и научно-исследовательского характера.</text:p>
      <text:p text:style-name="P113"><text:span text:style-name="T114">2</text:span><text:span text:style-name="T115">.</text:span><text:span text:style-name="T116"><text:s/>Требования к квалификации</text:span></text:p>
      <text:p text:style-name="P117">- Методы проектирования механизированной и автоматизированной обработки информации.</text:p>
      <text:p text:style-name="P118">- Средства вычислительной техники, сбора, передачи и обработки информации и правила их эксплуатации.</text:p>
      <text:p text:style-name="P119">- Технологию механизированной автоматизированной обработки информации рабочие программы, инструкции, макеты и другие руководящие материалы, определяющие последовательность и технику выполнения расчётных<text:s/>операций.</text:p>
      <text:p text:style-name="P120">- Виды технических носителей информации, правила их хранения и эксплуатации.</text:p>
      <text:p text:style-name="P121">- Действующие системы счислений, шифров и кодов.</text:p>
      <text:p text:style-name="P122">- Основные формализованные языки программирования.</text:p>
      <text:p text:style-name="P123">- Основы программирования.</text:p>
      <text:p text:style-name="P124">- Методы проведения расчётных и вычислительных работ.</text:p>
      <text:p text:style-name="P125">- Методы расчёта выполненных работ.</text:p>
      <text:p text:style-name="P126">- Основы экономики, организации труда и производства.</text:p>
      <text:p text:style-name="P127">- Правила и нормы охраны труда.</text:p>
      <text:p text:style-name="P128">3. Должностные обязанности</text:p>
      <text:p text:style-name="P129">- Выполняет работу по обеспечению механизированной и автоматизированной обработки поступающей в<text:s/>вычислительный (информационно вычислительный) центр (ВЦ, ИВЦ) информации, разработки технологии решения экономических других задач производственного и научно-исследовательского характера.</text:p>
      <text:p text:style-name="P130">- Принимаем участие в проектировании системы обработки данных и систем математического обеспечения машины.</text:p>
      <text:p text:style-name="P131">- Выполняет подготовительные операции, с осуществлением вычислительного процесса, ведёт наблюдение за работой машин.</text:p>
      <text:p text:style-name="P132">- Составляет простые схемы технологического процесса обработки информации, алгоритмы решения задач,<text:s/>схемы коммутации, макеты, рабочие инструкции и необходимые пояснения к ним.</text:p>
      <text:p text:style-name="P133">- Разрабатывают программы решения простых задач, проводит их отладку и экспериментальную проверку отдельных этапов работ.</text:p>
      <text:p text:style-name="P134">- Выполняет работу по подготовки технических носителей информации, обеспечивающих автоматический ввод данных и вычислительную машину, по накоплению и систематизации показателей нормативного и справочного фонда, разработки форм исходящих документов, внесению необходимых изменений и своевременному корректированию<text:s/>рабочих программ.</text:p>
      <text:p text:style-name="P135">- Учувствует в выполнении различных операций технологического процесса обработки информации.</text:p>
      <text:p text:style-name="P136">- Ведёт учёт использования машинного времени, объемов выполненных работ.</text:p>
      <text:p text:style-name="P137"/>
      <text:p text:style-name="P138"><text:span text:style-name="T139">4.</text:span><text:span text:style-name="T140"><text:s/>Ответственность</text:span></text:p>
      <text:p text:style-name="P141">- Техник-программист несёт ответственность за ненадлежащие исполнение или неисполнение своих должностных обязанностей, предусмотренных настоящей должностной инструкцией – в пределах, определённых трудовым законодательством РФ.</text:p>
      <text:p text:style-name="P142">- Техник-программист несёт ответственность за нарушение правил и положений, регламентирующих деятельность предприятия.</text:p>
      <text:p text:style-name="P143">- При переходе на другую работу или освобождение от должности техник-программист ответственен за надлежащую и своевременную сдачу дел лицу, вступающему в настоящую должность, а в случае отсутствия такого, лицу его заменяющему или непосредственно своему руководителю.</text:p>
      <text:p text:style-name="P144">- Техник-программист несёт ответственность за правонарушения, совершённые в процессе осуществления своей деятельности, в пределах, определённых действующим административным, уголовным и гражданским законодательством РФ.</text:p>
      <text:p text:style-name="P145">- Техник-программист несёт ответственность за причинения материального ущерба в пределах, определённых действующим трудовым и гражданским законодательством РФ.</text:p>
      <text:p text:style-name="P146">- Техник программист несёт ответственность за соблюдение действующих инструкций, приказов и распоряжений по сохранению коммерческой тайны и конфиденциальной информации.</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ГЛАВА<text:s/><text:span text:style-name="T162">III</text:span><text:span text:style-name="T163">.</text:span></text:p>
      <text:p text:style-name="P164">Практическая часть</text:p>
      <text:p text:style-name="P165">Диагностика компьютера.</text:p>
      <text:p text:style-name="P166"><text:span text:style-name="T167"><text:tab/>Диагностика компьютера -</text:span><text:span text:style-name="T168"><text:s/>поиск неисправностей в компьютере и возможностей<text:s/></text:span><text:span text:style-name="T169">восстановить<text:s/></text:span><text:span text:style-name="T170">и улучшить его работоспособность.</text:span></text:p>
      <text:p text:style-name="P171"><text:span text:style-name="T172"><text:tab/>Для диагностики компьютеров применяют специальные программы, показывающие конфигурацию компьютера, какие устройства на нём установлены, какие<text:s/></text:span><text:a xlink:href="http://www.bestfree.ru/soft/sys/update-drivers.php" office:target-frame-name="_top" xlink:show="replace"><text:span text:style-name="T173">драйвера</text:span></text:a><text:span text:style-name="T174">, программы и т.д. Также они позволяют протестировать все компоненты и сравнить результат с эталонными значениями.</text:span></text:p>
      <text:p text:style-name="P175"><text:tab/>Для диагностики компьютера предприятие использует программу PC-Wizard</text:p>
      <text:p text:style-name="P176"/>
      <text:p text:style-name="P177">Описание возможностей программы PC-Wizard</text:p>
      <text:p text:style-name="P178"><text:tab/>Для начала, давайте посмотрим, чем может помочь нам программа PC-Wizard</text:p>
      <text:p text:style-name="P179"/>
      <text:list text:style-name="LFO2" text:continue-numbering="true">
        <text:list-item>
          <text:p text:style-name="P180"><text:span text:style-name="T181">Показывает подробную информацию об устройствах компьютера<text:s/></text:span><text:span text:style-name="T182">(процессор, системная плата, ОЗУ, видеоадаптер и т.д.);</text:span></text:p>
        </text:list-item>
        <text:list-item>
          <text:p text:style-name="P183"><text:span text:style-name="T184">Отображает<text:s/></text:span><text:span text:style-name="T185">характеристики каждого устройства<text:s/></text:span><text:span text:style-name="T186">(частоты, объем памяти, напряжение питания и т.д.);</text:span></text:p>
        </text:list-item>
        <text:list-item>
          <text:p text:style-name="P187"><text:span text:style-name="T188">Выполняет мониторинг состояния компьютера<text:s/></text:span><text:span text:style-name="T189">(показывает температуру процессора, системной платы, видеоадаптера и жесткого диска, скорость вращения вентиляторов, текущие нап</text:span><text:span text:style-name="T190">ряжения питания внутренних устройств);</text:span></text:p>
        </text:list-item>
        <text:list-item>
          <text:p text:style-name="P191"><text:span text:style-name="T192">Показывает подробную информацию об операционной системе<text:s/></text:span><text:span text:style-name="T193">(версию ядра, установленные обновления, сведения о компонентах и многое другое);</text:span></text:p>
        </text:list-item>
        <text:list-item>
          <text:p text:style-name="P194"><text:span text:style-name="T195">У программы есть</text:span><text:span text:style-name="T196"><text:s/></text:span><text:span text:style-name="T197">набор тестов производительности<text:s/></text:span><text:span text:style-name="T198">(для процессора, памяти, видеоа</text:span><text:span text:style-name="T199">даптера, жесткого диска, и т.д.)</text:span></text:p>
        </text:list-item>
      </text:list>
      <text:p text:style-name="P200"/>
      <text:p text:style-name="P201"><text:span text:style-name="T202"><text:tab/>Всё<text:s/></text:span><text:span text:style-name="T203">это Вам пригодится, если нужно быстро узнать<text:s/></text:span><text:span text:style-name="T204">состав ПК (например, при поиске драйверов), основные параметры устройств (для определения необходимости модернизации ПК или просто для сравнения с компьютером знакомого), р</text:span><text:span text:style-name="T205">ежимы работы комплектующих (в порядке ли блок питания и не пора ли чистить компьютер).</text:span></text:p>
      <text:p text:style-name="P206"/>
      <text:p text:style-name="P207"><text:span text:style-name="T208"><text:s/></text:span>Анализ предоставленного ПК, выявление проблем.</text:p>
      <text:p text:style-name="P209"><text:span text:style-name="T210"><text:tab/></text:span><text:span text:style-name="T211"><text:s/></text:span><text:span text:style-name="T212">В компании используется антивирус Касперского 2011. Антивирусная программа (антивирус) — программа для обнаружения ком</text:span><text:span text:style-name="T213">пьютерных вирусов, а также нежелательных (считающихся вредоносными) программ вообще, и восстановления зараженных (модифицированных) такими программами файлов, а также для профилактики — предотвращения заражения (модификации) файлов или операционной системы</text:span><text:span text:style-name="T214"><text:s/>вредоносным кодом (например, с помощью вакцинации).</text:span></text:p>
      <text:p text:style-name="P215"><text:span text:style-name="T216"><text:tab/>Аппаратные неисправности, неполадки при включении компьютера, ошибки при работе программного обеспечения, Ошибки при загрузке системы Windows, Ошибки программ при работе в системе Windows, Источники про</text:span><text:span text:style-name="T217">граммных ошибок, Сбои операционной системы,<text:s/></text:span><text:span text:style-name="T218">«</text:span><text:span text:style-name="T219">Старение</text:span><text:span text:style-name="T220">»<text:s/></text:span><text:span text:style-name="T221">операционной системы, Программы, память и файл подкачки, Фрагментация файлов,<text:s/></text:span><text:span text:style-name="T222">«</text:span><text:span text:style-name="T223">Захламление</text:span><text:span text:style-name="T224">»<text:s/></text:span><text:span text:style-name="T225">реестра,<text:s/></text:span><text:span text:style-name="T226">«</text:span><text:span text:style-name="T227">Лишние</text:span><text:span text:style-name="T228">»<text:s/></text:span><text:span text:style-name="T229">программы, Вирусы</text:span></text:p>
      <text:p text:style-name="P230">Как вирусы попадают в компьютер</text:p>
      <text:p text:style-name="P231">Способов проникновения вирусов в<text:s/>компьютер довольно много. Укажем только самые основные.</text:p>
      <text:p text:style-name="P232">• Вирус может попасть в ваш компьютер при посещении злонамеренного сайта, например, в виде сценария.</text:p>
      <text:p text:style-name="P233"><text:span text:style-name="T234">• В Интернете существует множество сайтов, предлагающих загрузить ну<text:s/></text:span><text:span text:style-name="T235">«</text:span><text:span text:style-name="T236">очень</text:span><text:span text:style-name="T237">»<text:s/></text:span><text:span text:style-name="T238">полезную программу, на</text:span><text:span text:style-name="T239">пример генератор электронных денег, способный<text:s/></text:span><text:span text:style-name="T240">«</text:span><text:span text:style-name="T241">озолотить</text:span><text:span text:style-name="T242">»<text:s/></text:span><text:span text:style-name="T243">пользователя. Загрузив и установив такой генератор, вы, скорее всего, рискуете инфицировать свой компьютер весьма опасным вирусом.</text:span></text:p>
      <text:p text:style-name="P244">• Существуют специальные программы — загрузчики вирусов. То есть сначала вы загружаете утилиту, которая не производит никаких злонамеренных манипуляций, но затем загружает вирусную программу, способную на самые нехорошие действия.</text:p>
      <text:p text:style-name="P245">• Очень часто вирусы попадают в компьютер со сменного носителя информации, например с дискеты или диска. В настоящее время очень распространенным переносчиком вирусов стали устройства флеш-памяти — флешки. После установки такого зараженного носителя в компьютер система Windows может выполнить процедуру автозапуска. При автозапуске автоматически исполняется программа, указанная в файле autoexec.inf в корневой папке носителя. Если эта утилита инфицирована, участь вашего компьютера предрешена.</text:p>
      <text:p text:style-name="P246">Чтобы избежать или минимизировать риск заражения компьютера, очень важно соблюдать меры безопасности, а также использовать специальные программы антивирусной защиты.</text:p>
      <text:p text:style-name="P247">Кроме описанных выше вирусов, существуют и другие разновидности, обладающие настолько специфическими особенностями, что их выделили в отдельные классы. К их числу относятся черви, троянские программы и нежелательные программы. Обсудим их по порядку.</text:p>
      <text:p text:style-name="P248">Черви</text:p>
      <text:p text:style-name="P249"><text:tab/>Черви — это злонамеренные программы, обладающие способностью к проникновению в компьютеры, подключенные к одной сети. Таких утилит создано немало, и для них также имеется своя классификация. Черви<text:s/>можно сгруппировать по методам их проникновения на другие компьютеры.</text:p>
      <text:p text:style-name="P250">Троянские программы</text:p>
      <text:p text:style-name="P251"><text:span text:style-name="T252"><text:tab/>Про троянские программы слышали многие.<text:s/></text:span><text:span text:style-name="T253">«</text:span><text:span text:style-name="T254">Троянский конь</text:span><text:span text:style-name="T255">», «</text:span><text:span text:style-name="T256">троян</text:span><text:span text:style-name="T257">», «</text:span><text:span text:style-name="T258">трой</text:span><text:span text:style-name="T259">» —<text:s/></text:span><text:span text:style-name="T260">за этими звучными названиями скрывается злонамеренная утилита, которая специализируется н</text:span><text:span text:style-name="T261">а скрытом функционировании на зараженном компьютере с самыми злонамеренными целями: порча данных, похищение конфиденциальной информации и т. д. Следует учесть, что<text:s/></text:span><text:span text:style-name="T262">«</text:span><text:span text:style-name="T263">трояны</text:span><text:span text:style-name="T264">»<text:s/></text:span><text:span text:style-name="T265">не афишируют свое присутствие и не размножаются, в отличие от червей и вирусов. Сле</text:span><text:span text:style-name="T266">дует также учесть, что многие троянские программы обладают инструментами удаленного управления, а это делает зараженный компьютер настоящим<text:s/></text:span><text:span text:style-name="T267">«</text:span><text:span text:style-name="T268">рабом</text:span><text:span text:style-name="T269">»<text:s/></text:span><text:span text:style-name="T270">владельца<text:s/></text:span><text:span text:style-name="T271">«</text:span><text:span text:style-name="T272">трояна</text:span><text:span text:style-name="T273">».</text:span></text:p>
      <text:p text:style-name="P274"><text:span text:style-name="T275">Для заражения компьютеров<text:s/></text:span><text:span text:style-name="T276">«</text:span><text:span text:style-name="T277">трояны</text:span><text:span text:style-name="T278">»<text:s/></text:span><text:span text:style-name="T279">используют обычные пути распространения вирусов:<text:s/></text:span><text:span text:style-name="T280">сменные носители информации, файлообменные сети, ссылки на зараженные программы (например, игры, кодеки для проигрывателей мультимедийной информации) и т. п. При этом пользователь, предполагая установить очень нужный ему ресурс (скажем, кодек для просмотра</text:span><text:span text:style-name="T281"><text:s/>любимого кино), получает зараженную<text:s/></text:span><text:span text:style-name="T282">«</text:span><text:span text:style-name="T283">трояном</text:span><text:span text:style-name="T284">»<text:s/></text:span><text:span text:style-name="T285">программу, которая начинает действовать на его компьютере под руководством хакера.</text:span></text:p>
      <text:p text:style-name="P286">Установка программного обеспечения</text:p>
      <text:p text:style-name="P287"><text:s/><text:tab/>Установка программного обеспечения, инсталляция — процесс установки программного обеспечения на компьютер конечного пользователя. Выполняется особой программой (пакетным менеджером), присутствующей в операционной системе, или же входящим в состав самого программного обеспечения средством установки.</text:p>
      <text:p text:style-name="P288">Возможные варианты установки:</text:p>
      <text:p text:style-name="P289"><text:tab/>Установка<text:s/>вручную — установка выполняется без установщика или со значительным количеством операций, вручную выполняемых пользователем.</text:p>
      <text:p text:style-name="P290"><text:tab/>Автоматическая установка — установка, которая выполняется без вмешательства со стороны пользователя, исключая, конечно, сам процесс её запуска. Процесс установки иногда требует взаимодействия с пользователем, который управляет процессом установки, делая выбор: принимая пользовательское соглашение, настраивая параметры, указывая пароли и так далее. В графических средах могут использоваться инсталляторы, которые предоставляют так называемого Мастера установки, однако и они зачастую предоставляют параметры командной строки, позволяющие выполнить полностью автоматическую установку.</text:p>
      <text:p text:style-name="P291"><text:tab/>Самостоятельная установка — установка, которая не требует начального запуска процесса. Например, Vodafone Mobile Connect USB Modem, который устанавливается с USB-порта компьютера при подключении к нему без необходимости в ручном запуске.</text:p>
      <text:p text:style-name="Heading3"><text:tab/>Установка интернета, проводим интернет в помещении. (Wi-Fi)</text:p>
      <text:p text:style-name="P292"><text:tab/>WiFi роутер<text:s/>– ключевое устройство, от которого зависит качество, скорость и расстояние передачи данных. При покупке стоит учитывать провайдера, к которому Вы подсоединены, так как нередко встречаются такие поставщики Интернета, к которым не все девайсы подходят. Этот<text:s/>момент следует уточнить либо в абонентском отделе Интернет-провайдера, либо обговорить с продавцом-консультантом, у которого будете приобретать роутер.</text:p>
      <text:p text:style-name="P293"><text:tab/>Настраиваем WiFi роутер. Для этого подключите роутер к розетке. Далее в разъем WLAN вставьте сетевой кабель интернета. Отдельным кабелем, идущим в комплекте, подсоедините роутер (вставьте кабель в разъем LAN1) к ноутбуку (вставьте второй конец кабеля в специальный разъем в ноутбуке).</text:p>
      <text:p text:style-name="P294"><text:s/><text:tab/>Откройте браузер и введите в адресной строке путь 192.168.1.1 для входа<text:s/>в панель настроек роутера. Вас попросят ввести логин и пароль, по умолчанию логин: admin, пароль: admin.</text:p>
      <text:p text:style-name="P295"><text:s/><text:tab/>Подключите сеть исходя из настроек, полученных от Вашего провайдера. Вкладка настройка сети может называться в разных моделях роутера по-разному, приведу пример настройки сети в роутере TP-LINK:</text:p>
      <text:p text:style-name="P296"><text:tab/>Повезло тем, кто имеет динамический IP, который не требует никаких настроек, тогда Вам достаточно указать это в настройках и всё. Ну, а другим, придется вводить другие параметры, такие как шлюз, dns, маски и т.п. В принципе настройка идентична с компьютером, поэтому проблем особых возникнуть не должно, в крайнем случае – звоните в абонентский отдел и просите помощи у своего провайдера.</text:p>
      <text:p text:style-name="P297"><text:tab/>Как только Интернет настроен, пробуйте перейти на любой интернет-адрес. Работает?! Значит отлично, идём дальше и настраиваем WiFi соединение (если нет – проверяем что сделали не так). Опять же в настройках переходим на соответствующую вкладку. В моделях TP-Link она выглядит так (в других по аналогии):</text:p>
      <text:p text:style-name="P298"><text:tab/>Настройки не должны вызвать<text:s/>затруднений, так как здесь Вам достаточно ввести желаемое название WiFi соединения, выбрать метод шифрования (желательно WPA2) и вписать пароль. Теперь можно сохранять и перезапускать роутер, кстати, после каждого своего действия желательно нажимать на кнопку Save (сохранить) и Reboot (перезагрузить), чтобы настройки вступили в силу. Если не находите кнопку перезапуска в панели, достаточно вытащит вилку роутера из розетки на несколько секунд, а потом вставить обратно.</text:p>
      <text:p text:style-name="P299">Подключение WiFi</text:p>
      <text:p text:style-name="P300"><text:s/><text:tab/>Пока роутер перезапускается, мы можем отсоединить роутер от ноутбука и вставить в USB-разъем WiFi адаптер (если он внутренний). Как только роутер перезпустился и ноутбук определил новое устройство, можно начинать подключение. Для этого в панели задач нажмите на “Сетевые подключения”, и в высветившимся меню выберите Вашу WiFi-сеть и нажмите “Подключить”, введите пароль и всё готово</text:p>
      <text:p text:style-name="P301"/>
      <text:p text:style-name="Standard"/>
      <text:p text:style-name="P302">1C:Предприятие.</text:p>
      <text:p text:style-name="P303"><text:span text:style-name="T304"><text:tab/></text:span><text:span text:style-name="T305">1С:Предприятие</text:span><text:span text:style-name="T306"><text:s/>— программный продукт компании<text:s/></text:span><text:span text:style-name="T307">«1</text:span><text:span text:style-name="T308">С</text:span><text:span text:style-name="T309">»,<text:s/></text:span><text:span text:style-name="T310">предназначенный для автоматизации деятельности на предприятии. Первоначально</text:span><text:span text:style-name="T311"><text:s/></text:span><text:span text:style-name="T312">«1</text:span><text:span text:style-name="T313">С:Предприятие</text:span><text:span text:style-name="T314">»<text:s/></text:span><text:span text:style-name="T315">было предназначено для автоматизации бухгалтерского и управленческого учётов (включая начисление зарплаты и управление кадрами), но сегодня этот продукт находит свое применение в областях, далеких от собственно бухгалтерских задач. <text:s/>На пр</text:span><text:span text:style-name="T316">едприятие внедрена и функционирует информационная система<text:s/></text:span><text:span text:style-name="T317">«1</text:span><text:span text:style-name="T318">С: Предприятие 8.0</text:span><text:span text:style-name="T319">».<text:s/></text:span><text:span text:style-name="T320">Внутренний документооборот в основном ведется по средствам данной информационной системы. Учет кадров, бухгалтерский учет, учет материальных запасов на складах предприятия, ра</text:span><text:span text:style-name="T321">счет заработной платы сотрудников и др.- вот задачи, которые выполняются в ООО<text:s/></text:span><text:span text:style-name="T322">«</text:span><text:span text:style-name="T323">Корвинда</text:span><text:span text:style-name="T324">»<text:s/></text:span><text:span text:style-name="T325">с помощью информационной системы<text:s/></text:span><text:span text:style-name="T326">«1</text:span><text:span text:style-name="T327">С:Предприятие 8.0</text:span><text:span text:style-name="T328">».</text:span></text:p>
      <text:p text:style-name="P329"><text:span text:style-name="T330">Технологическая платформа «1С:Предприятие» представляет собой программную оболочку над<text:s/></text:span><text:span text:style-name="T331">базой данных<text:s/></text:span><text:span text:style-name="T332">(используются базы на основе<text:s/></text:span><text:a xlink:href="https://ru.wikipedia.org/wiki/DBF" office:target-frame-name="_top" xlink:show="replace"><text:span text:style-name="T333">DBF</text:span></text:a><text:span text:style-name="T334">-файлов в 7.7, собственный формат 1</text:span><text:span text:style-name="T335">CD</text:span><text:span text:style-name="T336"><text:s/>с версии 8.0 или<text:s/></text:span><text:span text:style-name="T337">СУБД<text:s/></text:span><text:span text:style-name="T338">Microsoft</text:span><text:span text:style-name="T339"><text:s/></text:span><text:span text:style-name="T340">SQL</text:span><text:span text:style-name="T341"><text:s/></text:span><text:span text:style-name="T342">Server</text:span><text:span text:style-name="T343"><text:s/></text:span><text:span text:style-name="T344">на любой из этих версий). Кроме того, с версии 8.1 хранение данных возможно в<text:s/></text:span><text:span text:style-name="T345">СУБД<text:s/></text:span><text:span text:style-name="T346">PostgreSQ</text:span><text:span text:style-name="T347">L</text:span><text:span text:style-name="T348"><text:s/></text:span><text:span text:style-name="T349">и<text:s/></text:span><text:a xlink:href="https://ru.wikipedia.org/wiki/IBM_DB2" office:target-frame-name="_top" xlink:show="replace"><text:span text:style-name="T350">IBM</text:span><text:span text:style-name="T351"><text:s/></text:span><text:span text:style-name="T352">DB</text:span><text:span text:style-name="T353">2</text:span></text:a><text:span text:style-name="T354">, а с версии 8.2 добавилась и<text:s/></text:span><text:a xlink:href="https://ru.wikipedia.org/wiki/Oracle_(СУБД)" office:target-frame-name="_top" xlink:show="replace"><text:span text:style-name="T355">Oracle</text:span></text:a><text:span text:style-name="T356">. Имеет свой внутренний<text:s/></text:span><text:a xlink:href="https://ru.wikipedia.org/wiki/Встроенный_язык_программирования_1С:Предприятие" office:target-frame-name="_top" xlink:show="replace"><text:span text:style-name="T357">язык программирования</text:span></text:a><text:span text:style-name="T358">, обеспечивающий, помимо доступа к данным, возможность взаимодействия с другими программами посредством<text:s/></text:span><text:span text:style-name="T359">OLE</text:span><text:span text:style-name="T360"><text:s/></text:span><text:span text:style-name="T361">и<text:s/></text:span><text:a xlink:href="https://ru.wikipedia.org/wiki/DDE" office:target-frame-name="_top" xlink:show="replace"><text:span text:style-name="T362">DDE</text:span></text:a><text:span text:style-name="T363">, в версиях 7.7, 8.0 и 8.1 — с помощью<text:s/></text:span><text:a xlink:href="https://ru.wikipedia.org/wiki/Component_Object_Model" office:target-frame-name="_top" xlink:show="replace"><text:span text:style-name="T364">COM</text:span><text:span text:style-name="T365">-соединения</text:span></text:a><text:span text:style-name="T366">.</text:span></text:p>
      <text:p text:style-name="P367"><text:span text:style-name="T368">Клиентская часть платформы функционирует в среде<text:s/></text:span><text:span text:style-name="T369">Microsoft Windows<text:s/></text:span><text:span text:style-name="T370">и, начиная с версии 8.3, в среде<text:s/></text:span><text:a xlink:href="https://ru.wikipedia.org/wiki/Linux" office:target-frame-name="_top" xlink:show="replace"><text:span text:style-name="T371">Linux</text:span></text:a><text:span text:style-name="T372">. Начиная с версии</text:span><text:span text:style-name="T373"><text:s/>8.1, серверная часть платформы в клиент-серверном варианте работы «1С:Предприятия» может функционировать на ОС<text:s/></text:span><text:a xlink:href="https://ru.wikipedia.org/wiki/Linux" office:target-frame-name="_top" xlink:show="replace"><text:span text:style-name="T374">Linux</text:span></text:a><text:span text:style-name="T375">.</text:span></text:p>
      <text:p text:style-name="P376"><text:span text:style-name="T377">Существуют специальные версии среды исполнения 1С для<text:s/></text:span><text:span text:style-name="T378">ноутбуков<text:s/></text:span><text:span text:style-name="T379">и<text:s/></text:span><text:a xlink:href="https://ru.wikipedia.org/wiki/PDA" office:target-frame-name="_top" xlink:show="replace"><text:span text:style-name="T380">PDA</text:span></text:a><text:span text:style-name="T381">,<text:s/></text:span><text:span text:style-name="T382">ПО<text:s/></text:span><text:span text:style-name="T383">создания<text:s/></text:span><text:a xlink:href="https://ru.wikipedia.org/wiki/Веб-приложение" office:target-frame-name="_top" xlink:show="replace"><text:span text:style-name="T384">веб-приложений</text:span></text:a><text:span text:style-name="T385">, взаимодействующих с базой данных «1С:Предприятие».</text:span></text:p>
      <text:p text:style-name="P386"/>
      <text:p text:style-name="P387"/>
      <text:p text:style-name="P388"/>
      <text:p text:style-name="P389"/>
      <text:p text:style-name="Standard"/>
      <text:p text:style-name="P390">Заключение.</text:p>
      <text:p text:style-name="P391"/>
      <text:p text:style-name="P392"><text:span text:style-name="T393"><text:tab/></text:span><text:span text:style-name="T394">Прохождение производственной практики<text:s/></text:span><text:span text:style-name="T395">является важным элементом учебного процесса по подготовки специалиста в области программирования. Во время её прохождения будущий программист применяет полученные в процессе обучения знания, умения и навыки на практике.</text:span></text:p>
      <text:p text:style-name="P396"><text:span text:style-name="T397"><text:tab/></text:span><text:span text:style-name="T398">Основными задачами производственной</text:span><text:span text:style-name="T399"><text:s/>практики являются:</text:span></text:p>
      <text:p text:style-name="P400"><text:span text:style-name="T401">- получения практического опыта работы в качестве<text:s/></text:span><text:span text:style-name="T402">техника-программиста</text:span><text:span text:style-name="T403">;</text:span></text:p>
      <text:p text:style-name="P404">- улучшения качества профессиональной подготовки;</text:p>
      <text:p text:style-name="P405">- закрепление полученных знаний по общим и специальным дисциплинам;</text:p>
      <text:p text:style-name="P406">- проверка умения студентов пользоваться персональным компьютером.</text:p>
      <text:p text:style-name="P407"><text:span text:style-name="T408"><text:tab/></text:span><text:span text:style-name="T409">Широкий охват отраслей, с которыми мне пришлось сталкиваться на практике, позволил мне лучше усвоить изученный теоретический материал, полученных на занятиях в<text:s/></text:span><text:span text:style-name="T410">университете</text:span><text:span text:style-name="T411">.<text:s/></text:span><text:span text:style-name="T412">Во время прохождения практики расширила свои знания в област</text:span><text:span text:style-name="T413">и информационных систем, антивирусных <text:s/>программ, компьютерных сетей и др.<text:s/></text:span><text:span text:style-name="T414">Я освоил</text:span><text:span text:style-name="T415">а</text:span><text:span text:style-name="T416"><text:s/>некоторые тонкости применения ПО на практике, понял</text:span><text:span text:style-name="T417">а</text:span><text:span text:style-name="T418">, как работают некоторые программы, подпрограммы, которые мне были не понятны, осознал</text:span><text:span text:style-name="T419">а</text:span><text:span text:style-name="T420"><text:s/>их значимость в практической дея</text:span><text:span text:style-name="T421">тельности. Практическая деятельность мне помогла научиться самостоятельно решать определённый круг задач, возникающих в ходе работы программиста</text:span><text:span text:style-name="T422">. А так же познакомилась с организацией, структурой и принципами функционирования предприятия. Развила коммунико</text:span><text:span text:style-name="T423">тивные навыки. Получила опыт работы в коллективе. Во время прохождения практики показала себя, как способного и ответственного сотрудника. Вовремя справлялся с поставленными задачами. Считаю необходимым и дальше расширять свои знания в области прикладного<text:s/></text:span><text:span text:style-name="T424">программного обеспечения в частности глубже изучить <text:s/>работу с информационной системой 1С:Предприятие. При прохождении производственной практики особо ценными оказались знания полученные при изучении таких предметов, как Информатика и Системное и прикладное</text:span><text:span text:style-name="T425"><text:s/>программирование.</text:span></text:p>
      <text:p text:style-name="P426"/>
      <text:p text:style-name="P427"/>
      <text:p text:style-name="P428">Приложение</text:p>
      <text:p text:style-name="P429">Общие требования техники безопасности при работе на персональном компьютере</text:p>
      <text:p text:style-name="P430">1.1. К работе на персональном компьютере допускаются лица, прошедшие обучение безопасным методам труда, вводный инструктаж, первичный инструктаж на<text:s/>рабочем месте.</text:p>
      <text:p text:style-name="P431">1.2. При эксплуатации персонального компьютера на работника могут оказывать действие следующие опасные и вредные производственные факторы:</text:p>
      <text:p text:style-name="P432">- повышенный уровень электромагнитных излучений;</text:p>
      <text:p text:style-name="P433">- повышенный уровень статического электричества;</text:p>
      <text:p text:style-name="P434">- пониженная ионизация воздуха;</text:p>
      <text:p text:style-name="P435">- статически физические перегрузки;</text:p>
      <text:p text:style-name="P436">- перенапряжение зрительных анализаторов.</text:p>
      <text:p text:style-name="P437">1.3. Работник обязан:</text:p>
      <text:p text:style-name="P438">1.3.1. Выполнять только ту работу, которая определена его должностной инструкцией.</text:p>
      <text:p text:style-name="P439">1.3.2. Содержать в чистоте рабочее место.</text:p>
      <text:p text:style-name="P440">1.3.3. Соблюдать режим труда и отдыха в зависимости от продолжительности, вида и категории трудовой деятельности (Приложение 1).</text:p>
      <text:p text:style-name="P441">1.3.3. Соблюдать меры пожарной безопасности.</text:p>
      <text:p text:style-name="P442">1.4. Рабочие места с компьютерами должны размещаться таким образом, чтобы расстояние от экрана одного видеомонитора до тыла другого было не менее 2,0 м, а расстояние между боковыми поверхностями видеомониторов - не менее 1,2 м.</text:p>
      <text:p text:style-name="P443">1.5. Рабочие места с персональными компьютерами по отношению к световым проемам должны располагаться так, чтобы естественный свет падал сбоку, преимущественно слева.</text:p>
      <text:p text:style-name="P444">1.6. Оконные проемы в помещениях, где используются персональные компьютеры, должны быть оборудованы регулируемыми устройствами типа: жалюзи, занавесей, внешних козырьков и др.</text:p>
      <text:p text:style-name="P445">1.7. Рабочая мебель для<text:s/>пользователей компьютерной техникой должна отвечать следующим требованиям:</text:p>
      <text:p text:style-name="P446">- высота рабочей поверхности стола должна регулироваться в пределах 680 - 800 мм; при отсутствии такой возможности высота рабочей поверхности стола должна составлять 725 мм;</text:p>
      <text:p text:style-name="P447">- рабочий стол должен иметь пространство для ног высотой не менее 600 мм, глубиной на уровне колен не менее 450 мм и на уровне вытянутых ног не менее 650 мм;</text:p>
      <text:p text:style-name="P448">- рабочий стул (кресло) должен быть подъемно - поворотным и регулируемым по высоте и углам наклона сиденья и спинки, а также - расстоянию спинки от переднего края сиденья;</text:p>
      <text:p text:style-name="P449">- рабочее место должно быть оборудовано подставкой для ног, имеющей ширину, не менее 300 мм, глубину не менее 400 мм, регулировку по высоте в пределах до 150 мм и по углу наклона опорной поверхности подставки до 20 градусов; поверхность подставки должна быть рифленой и иметь по переднему краю бортик высотой 10 мм;</text:p>
      <text:p text:style-name="P450">- рабочее место с персональным компьютером должно быть оснащено легко перемещаемым пюпитром для документов.</text:p>
      <text:p text:style-name="P451">1.8. Для нормализации<text:s/>аэроионного фактора помещений с компьютерами необходимо использовать устройства автоматического регулирования ионного режима воздушной среды (например, аэроионизатор стабилизирующий "Москва-СА1").</text:p>
      <text:p text:style-name="P452">1.9. Женщины со времени установления беременности и в период кормления грудью к выполнению всех видов работ, связанных с использованием компьютеров, не допускаются.</text:p>
      <text:p text:style-name="P453">1.10. За невыполнение данной Инструкции виновные привлекаются к ответственности согласно правилам внутреннего трудового распорядка или взысканиям, определенным Кодексом законов о труде республики Казахстан.</text:p>
      <text:p text:style-name="P454">2. требования техники безопасности перед началом работы</text:p>
      <text:p text:style-name="P455">2.1. Подготовить рабочее место.</text:p>
      <text:p text:style-name="P456">2.2. Отрегулировать освещение на рабочем месте, убедиться в отсутствие бликов на экране.</text:p>
      <text:p text:style-name="P457">2.3. Проверить правильность подключения оборудования к электросети.</text:p>
      <text:p text:style-name="P458">2.4. Проверить исправность проводов питания и отсутствие оголенных участков проводов.</text:p>
      <text:p text:style-name="P459">2.5. Убедиться в наличии заземления системного блока, монитора и защитного экрана.</text:p>
      <text:p text:style-name="P460">2.6. Протереть антистатической салфеткой<text:s/>поверхность экрана монитора и защитного экрана.</text:p>
      <text:p text:style-name="P461">2.7. Проверить правильность установки стола, стула, подставки для ног, пюпитра, угла наклона экрана, положение клавиатуры, положение "мыши" на специальном коврике, при необходимости произвести регулировку рабочего стола и кресла, а также расположение элементов компьютера в соответствии с требованиями эргономики и в целях исключения неудобных поз и длительных напряжений тела.</text:p>
      <text:p text:style-name="P462">3. требования техники безопасности во время работы</text:p>
      <text:p text:style-name="P463">3.1. Работнику при работе на ПК запрещается:</text:p>
      <text:p text:style-name="P464">- прикасаться к задней панели системного блока (процессора) при включенном питании;</text:p>
      <text:p text:style-name="P465">- переключать разъемы интерфейсных кабелей периферийных устройств при включенном питании;</text:p>
      <text:p text:style-name="P466">- допускать попадание влаги на поверхность системного блока (процессора), монитора, рабочую поверхность клавиатуры, дисководов, принтеров и других устройств;</text:p>
      <text:p text:style-name="P467">- производить самостоятельное вскрытие и ремонт оборудования;</text:p>
      <text:p text:style-name="P468">- работать на компьютере при снятых кожухах;</text:p>
      <text:p text:style-name="P469">- отключать оборудование от электросети и выдергивать<text:s/>электровилку, держась за шнур.</text:p>
      <text:p text:style-name="P470">3.2. Продолжительность непрерывной работы с компьютером без регламентированного перерыва не должна превышать 2-х часов.</text:p>
      <text:p text:style-name="P471">3.3. Во время регламентированных перерывов с целью снижения нервно - эмоционального напряжения, утомления<text:s/>зрительного анализатора, устранения влияния гиподинамии и гипокинезии, предотвращения развития познотонического утомления выполнять комплексы упражнений.</text:p>
      <text:p text:style-name="P472">4. требования техники безопасности в аварийных ситуациях</text:p>
      <text:p text:style-name="P473">4.1. Во всех случаях обрыва проводов питания, неисправности заземления и других повреждений, появления гари, немедленно отключить питание и сообщить об аварийной ситуации руководителю.</text:p>
      <text:p text:style-name="P474">4.2. Не приступать к работе до устранения неисправностей.</text:p>
      <text:p text:style-name="P475">4.3. При получении травм или внезапном заболевании немедленно известить своего руководителя, организовать первую доврачебную помощь или вызвать скорую медицинскую помощь.</text:p>
      <text:p text:style-name="P476">5. требования техники безопасности по окончании работы</text:p>
      <text:p text:style-name="P477">5.1. Отключить питание компьютера.</text:p>
      <text:p text:style-name="P478">5.2.<text:s/>Привести в порядок рабочее место.</text:p>
      <text:p text:style-name="P479">5.3.<text:s/>Выполнить упражнения для глаз и пальцев рук на расслабление.</text:p>
      <text:p text:style-name="P480"/>
      <text:p text:style-name="P481"/>
      <text:p text:style-name="P482"/>
      <text:p text:style-name="P483"/>
      <text:p text:style-name="P484"/>
      <text:p text:style-name="P485"/>
      <text:p text:style-name="Standard"/>
      <text:p text:style-name="Standard"/>
      <text:p text:style-name="Standard"/>
      <text:p text:style-name="Standard"/>
      <text:p text:style-name="Standard"/>
      <text:p text:style-name="Standard"/>
      <text:p text:style-name="Standard"/>
      <text:p text:style-name="P486">Правила охраны труда и техники безопасности на предприятии</text:p>
      <text:p text:style-name="P487"><text:tab/></text:p>
      <text:p text:style-name="P488"><text:tab/>Чем так важны охрана труда и соблюдение правил техники безопасности?</text:p>
      <text:p text:style-name="P489"><text:tab/>В первую очередь потому, что самой высокой ценностью<text:s/>всегда вляется человек, его жизнь и здоровье. Ни размер заработной платы, ни уровень рентабельности предприятия, ни ценность производимого продукта не могут служить основанием для пренебрежения правилами безопасности и оправданием существующих угроз жизни<text:s/>или здоровью работников. Кроме того, в данном случае речь также идет о ценности конкретного человека как сотрудника с присущими ему знаниями, навыками и опытом. Во-вторых, правильно организованная работа по обеспечению безопасности труда повышает дисциплинированность работников, что, в свою очередь, ведет к повышению производительности труда, снижению количества несчастных случаев, поломок оборудования и иных нештатных ситуаций, то есть повышает в конечном итоге эффективность производства. В-третьих, охрана<text:s/>труда подразумевает не только обеспечение безопасности работников во время исполнения ими служебных обязанностей. На самом деле сюда также относятся самые разные мероприятия: например, профилактика профессиональных заболеваний, организация полноценного отдыха и питания работников во время рабочих перерывов, обеспечение их необходимой спецодеждой и гигиеническими средствами и даже выполнение социальных льгот и гарантий. Правильный подход к организации охраны труда на предприятии, грамотное использование различных нематериальных способов стимулирования работников дают последним необходимое чувство надежности, стабильности и заинтересованности руководства в своих сотрудниках. Таким образом, благодаря налаженной охране труда снижается также текучесть кадров, что тоже благотворно влияет на стабильность всего предприятия. Порядок разработки инструкций по технике безопасности, их утверждение. Инструкции должны соответствовать действующему законодательству Республики Казахстан, требованиям государственных межотраслевых и отраслевых нормативных актов об охране труда: правил, норм, стандартов.</text:p>
      <text:p text:style-name="P490"><text:tab/>Инструкции должны содержать следующие разделы:</text:p>
      <text:p text:style-name="P491">- Требования безопасности перед началом работы;</text:p>
      <text:p text:style-name="P492">- Требования безопасности во время выполнения работы;</text:p>
      <text:p text:style-name="P493">- Требования безопасности по<text:s/>окончании работы;</text:p>
      <text:p text:style-name="P494">- Требования безопасности в аварийных ситуациях.</text:p>
      <text:p text:style-name="P495"><text:tab/>Инструкции, действующие на предприятии, разрабатываются на основе действующих государственных межотраслевых и отраслевых нормативных актов об охране труда, примерных инструкций и технологической документации предприятия с учетом конкретных условий производства и требований безопасности, изложенных в эксплуатационной и ремонтной документации предприятий. Разработка инструкций осуществляется непосредственным руководителем работ.</text:p>
      <text:p text:style-name="P496">Защитные средства</text:p>
      <text:p text:style-name="P497"><text:tab/>Это устройства, материалы, аппараты, переносные и движимые приспособления и оборудование, служащее для защиты персонала, работающего на электроустановках, от поражения электрическим током, от действия электрической дуги, электрического поля, продуктов горения, падения с высоты и т.д.</text:p>
      <text:p text:style-name="P498">Виды инструктажей.</text:p>
      <text:p text:style-name="P499"><text:tab/>По характеру и времени проведения разделяются на:</text:p>
      <text:list text:style-name="LFO3" text:continue-numbering="true">
        <text:list-item>
          <text:p text:style-name="P500">Вступительный — проводится специалистом по охране труда с принимаемыми на работу с оформлением записи в журнале регистрации вступительного инструктажа<text:s/>и в контрольном листке.</text:p>
        </text:list-item>
        <text:list-item>
          <text:p text:style-name="P501">Первичный — проводится руководителем работ до начала работы непосредственно на месте с работником (вновь принятым, переведенным из другого цеха, с выполняющим новую работу)</text:p>
        </text:list-item>
        <text:list-item>
          <text:p text:style-name="P502">Повторный — проводится руководителем работ на рабочем месте 1 раз в 3 мес. на работах с повышенной опасностью и 1 раз в 6 мес. на остальных работах. Инструктаж проводится по объемам и содержанию перечня вопросов первичного инструктажа.</text:p>
        </text:list-item>
        <text:list-item>
          <text:p text:style-name="P503"><text:span text:style-name="T504">Внеплановый — проводится руководителем работ с работником на рабочем месте или</text:span><text:span text:style-name="T505"><text:s/>в кабинете охраны труда при введении новых нормативов, изменении тех. процесса или модернизации оборудования, приборов и инструментов, при обнаружении незнания требований ТБ, при перерыве в работе с пов. опасн. более 30 дней.</text:span></text:p>
        </text:list-item>
        <text:list-item>
          <text:p text:style-name="P506"><text:span text:style-name="T507"><text:s/></text:span><text:span text:style-name="T508">Целевой — проводится руковод</text:span><text:span text:style-name="T509">ителем работ при выполнении непредвиденных обязанностями разовых работ, при ликвидации\ аварии или стихийного бедствия, при проведении работ на кот. оформляется наряд-допуск или распоряжение. Запись о проведении инструктажей вносится в журнал регистрации и</text:span><text:span text:style-name="T510">нструктажей.</text:span></text:p>
        </text:list-item>
      </text:list>
      <text:p text:style-name="P511">Система управления охраной труда (СУОТ)</text:p>
      <text:p text:style-name="P512"><text:tab/></text:p>
      <text:p text:style-name="P513"><text:span text:style-name="T514"><draw:frame draw:style-name="a0" draw:name="Графический объект1" text:anchor-type="as-char" svg:x="0in" svg:y="0in" svg:width="4.55709in" svg:height="2.60827in" style:rel-width="scale" style:rel-height="scale"><draw:image xlink:href="media/image1.wmf" xlink:type="simple" xlink:show="embed" xlink:actuate="onLoad"/><svg:desc/></draw:frame></text:span></text:p>
      <text:p text:style-name="P515">Функции: обеспечение безопасности производственных процессов, оборудования, зданий и сооружений; обеспечение работников средствами индивидуальной и коллективной защиты, контроль за соблюдением<text:s/>законодательных актов по охране труда; проведение вступительного инструктажа, проведение оперативно-методического руководства работой по охране труда</text:p>
      <text:p text:style-name="P516"/>
      <text:p text:style-name="P517"/>
      <text:p text:style-name="P5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CYR" svg:font-family="Times New Roman CYR"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CYR" style:font-name-asian="Times New Roman CYR" style:font-name-complex="Times New Roman CYR"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ru" style:country-complex="RU"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Heading2" style:display-name="Heading 2" style:family="paragraph" style:parent-style-name="Heading" style:next-style-name="Textbody" style:default-outline-level="2">
      <style:text-properties style:font-name="Times New Roman" style:font-name-asian="Lucida Sans Unicode" style:font-name-complex="Tahoma" fo:font-weight="bold" style:font-weight-asian="bold" style:font-weight-complex="bold" fo:font-size="18pt" style:font-size-asian="18pt" style:font-size-complex="18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style:font-name="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7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72in"/>
        </style:tab-stops>
      </style:paragraph-properties>
      <style:text-properties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006in"/>
        </style:tab-stops>
      </style:paragraph-properties>
      <style:text-properties fo:hyphenate="false"/>
    </style:style>
    <style:style style:name="RTF_Num21" style:display-name="RTF_Num 2 1" style:family="text">
      <style:text-properties style:font-name="Symbol"/>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1LVL1" style:family="text">
      <style:text-properties style:font-name="Symbol"/>
    </style:style>
    <text:list-style style:name="RTF_Num2" style:display-name="RTF_Num 2">
      <text:list-level-style-number text:level="1" text:style-name="WW_CharLFO1LVL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style:style style:name="T3" style:parent-style-name="Основнойшрифтабзаца" style:family="text">
      <style:text-properties fo:background-color="#FFFFFF"/>
    </style:style>
    <style:style style:name="P4" style:parent-style-name="Footer" style:family="paragraph">
      <style:paragraph-properties fo:text-align="end"/>
    </style:style>
    <style:style style:name="T5" style:parent-style-name="Основнойшрифтабзаца" style:family="text">
      <style:text-properties fo:background-color="#FFFFFF"/>
    </style:style>
  </office:automatic-styles>
  <office:master-styles>
    <style:master-page style:name="MP0" style:page-layout-name="PL0">
      <style:footer>
        <text:p text:style-name="P2"><text:span text:style-name="T3"><text:page-number text:fixed="false">1</text:page-number></text:span></text:p>
      </style:footer>
      <style:footer-left>
        <text:p text:style-name="P4"><text:span text:style-name="T5"><text:page-number text:fixed="false">2</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750</meta:initial-creator>
    <dc:creator>Windows User</dc:creator>
    <meta:creation-date>2015-08-18T11:25:00Z</meta:creation-date>
    <dc:date>2015-08-18T17:24:00Z</dc:date>
    <meta:print-date>2015-07-31T13:55:00Z</meta:print-date>
    <meta:template xlink:href="Normal" xlink:type="simple"/>
    <meta:editing-cycles>2</meta:editing-cycles>
    <meta:editing-duration>PT1560S</meta:editing-duration>
    <meta:document-statistic meta:page-count="1" meta:paragraph-count="67" meta:word-count="5084" meta:character-count="33997" meta:row-count="241" meta:non-whitespace-character-count="28980"/>
  </office:meta>
</office:document-meta>
</file>